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ListParagraph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ListParagraph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ListParagraph" style:family="paragraph">
      <style:paragraph-properties fo:margin-left="0in">
        <style:tab-stops/>
      </style:paragraph-properties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14pt" style:font-size-asian="14pt"/>
    </style:style>
    <style:style style:name="P5" style:parent-style-name="ListParagraph" style:family="paragraph">
      <style:text-properties style:font-name="Times New Roman" style:font-name-complex="Times New Roman"/>
    </style:style>
    <style:style style:name="P6" style:parent-style-name="ListParagraph" style:list-style-name="WWNum1" style:family="paragraph">
      <style:text-properties style:font-name="Times New Roman" style:font-name-complex="Times New Roman"/>
    </style:style>
    <style:style style:name="P7" style:parent-style-name="ListParagraph" style:list-style-name="WWNum1" style:family="paragraph">
      <style:text-properties style:font-name="Times New Roman" style:font-name-complex="Times New Roman"/>
    </style:style>
    <style:style style:name="P8" style:parent-style-name="ListParagraph" style:list-style-name="WWNum1" style:family="paragraph">
      <style:text-properties style:font-name="Times New Roman" style:font-name-complex="Times New Roman"/>
    </style:style>
    <style:style style:name="P9" style:parent-style-name="ListParagraph" style:list-style-name="WWNum1" style:family="paragraph">
      <style:text-properties style:font-name="Times New Roman" style:font-name-complex="Times New Roman"/>
    </style:style>
    <style:style style:name="P10" style:parent-style-name="ListParagraph" style:list-style-name="WWNum1" style:family="paragraph">
      <style:text-properties style:font-name="Times New Roman" style:font-name-complex="Times New Roman"/>
    </style:style>
    <style:style style:name="P11" style:parent-style-name="ListParagraph" style:family="paragraph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 fo:language="en" fo:country="US"/>
    </style:style>
    <style:style style:name="T13" style:parent-style-name="DefaultParagraphFont" style:family="text">
      <style:text-properties style:font-name="Times New Roman" style:font-name-complex="Times New Roman" fo:language="en" fo:country="US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TableColumn16" style:family="table-column">
      <style:table-column-properties style:column-width="4.7131in" style:use-optimal-column-width="false"/>
    </style:style>
    <style:style style:name="TableColumn17" style:family="table-column">
      <style:table-column-properties style:column-width="1.0798in" style:use-optimal-column-width="false"/>
    </style:style>
    <style:style style:name="Table15" style:family="table">
      <style:table-properties style:width="5.793in" fo:margin-left="0.5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 fo:font-weight="bold" style:font-weight-asian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style:font-name="Times New Roman" style:font-name-complex="Times New Roma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>
      <style:paragraph-properties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ListParagraph" style:family="paragraph">
      <style:paragraph-properties fo:text-align="center" fo:margin-bottom="0in" fo:line-height="100%" fo:margin-left="0in">
        <style:tab-stops/>
      </style:paragraph-properties>
      <style:text-properties style:font-name="Times New Roman" style:font-name-complex="Times New Roman"/>
    </style:style>
    <style:style style:name="T73" style:parent-style-name="DefaultParagraphFont" style:family="text">
      <style:text-properties fo:font-size="16pt" style:font-size-asian="16pt" style:font-size-complex="16pt" fo:language="en" fo:country="US"/>
    </style:style>
    <style:style style:name="T74" style:parent-style-name="DefaultParagraphFont" style:family="text">
      <style:text-properties fo:font-size="16pt" style:font-size-asian="16pt" style:font-size-complex="16pt"/>
    </style:style>
    <style:style style:name="P75" style:parent-style-name="ListParagraph" style:family="paragraph">
      <style:text-properties fo:font-size="12pt" style:font-size-asian="12pt" style:font-size-complex="12pt"/>
    </style:style>
    <style:style style:name="T76" style:parent-style-name="DefaultParagraphFont" style:family="text">
      <style:text-properties fo:font-size="16pt" style:font-size-asian="16pt" style:font-size-complex="16pt" fo:language="en" fo:country="US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 fo:language="en" fo:country="US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 fo:language="en" fo:country="US"/>
    </style:style>
    <style:style style:name="T82" style:parent-style-name="DefaultParagraphFont" style:family="text">
      <style:text-properties fo:font-size="12pt" style:font-size-asian="12pt" style:font-size-complex="12pt" fo:language="en" fo:country="US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 fo:language="en" fo:country="US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 fo:language="en" fo:country="US"/>
    </style:style>
    <style:style style:name="T87" style:parent-style-name="DefaultParagraphFont" style:family="text">
      <style:text-properties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 fo:language="en" fo:country="US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 fo:language="en" fo:country="US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 fo:language="en" fo:country="US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 fo:language="en" fo:country="US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 fo:language="en" fo:country="US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P99" style:parent-style-name="ListParagraph" style:family="paragraph">
      <style:text-properties fo:font-size="12pt" style:font-size-asian="12pt" style:font-size-complex="12pt"/>
    </style:style>
    <style:style style:name="P100" style:parent-style-name="ListParagraph" style:family="paragraph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4pt" style:font-size-asian="14pt" style:font-size-complex="14pt" fo:language="en" fo:country="US"/>
    </style:style>
    <style:style style:name="T102" style:parent-style-name="DefaultParagraphFont" style:family="text">
      <style:text-properties fo:font-size="14pt" style:font-size-asian="14pt" style:font-size-complex="14pt" fo:language="en" fo:country="US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P1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4" style:parent-style-name="Normal" style:family="paragraph">
      <style:text-properties style:font-name="Consolas" style:font-name-complex="Consolas" fo:color="#0000FF" fo:font-size="9.5pt" style:font-size-asian="9.5pt" style:font-size-complex="9.5pt"/>
    </style:style>
    <style:style style:name="P1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9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0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1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6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3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3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4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4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0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4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4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0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0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5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5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15" style:parent-style-name="Normal" style:family="paragraph">
      <style:text-properties style:font-name="Calibri Light" fo:font-size="16pt" style:font-size-asian="16pt" style:font-size-complex="16pt"/>
    </style:style>
    <style:style style:name="T616" style:parent-style-name="DefaultParagraphFont" style:family="text">
      <style:text-properties fo:font-size="16pt" style:font-size-asian="16pt" style:font-size-complex="16pt" fo:language="en" fo:country="US"/>
    </style:style>
    <style:style style:name="T617" style:parent-style-name="DefaultParagraphFont" style:family="text">
      <style:text-properties fo:font-size="16pt" style:font-size-asian="16pt" style:font-size-complex="16pt"/>
    </style:style>
    <style:style style:name="P6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6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4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6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6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6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5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6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8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6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6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6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6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1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1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2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7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4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6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7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8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7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8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1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1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8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8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8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5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8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8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8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8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8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8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9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8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8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8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0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0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92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3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9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5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9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7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7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8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98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9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9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0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1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0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3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0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6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6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6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0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0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7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7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8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0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0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09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1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1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1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13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1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1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17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1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1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1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21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1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1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2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2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2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3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2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2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5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2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25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6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2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2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8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2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2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2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9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2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2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0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0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3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1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3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2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3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3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3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5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3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6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3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6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7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3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7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8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3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3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9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9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9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3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0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0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0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2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4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3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3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4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6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6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48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4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9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4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4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9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5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51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5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2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5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5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2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5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5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5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4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5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5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5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58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5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5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57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5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57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5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8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5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5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5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5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0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6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0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6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2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5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6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2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6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3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6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4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6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6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6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79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6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8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6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69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6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69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6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1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7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71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7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7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73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T17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17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4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749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50" style:parent-style-name="ListParagraph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1751" style:parent-style-name="DefaultParagraphFont" style:family="text">
      <style:text-properties fo:font-size="18pt" style:font-size-asian="18pt" style:font-size-complex="18pt" fo:language="en" fo:country="US"/>
    </style:style>
    <style:style style:name="T1752" style:parent-style-name="DefaultParagraphFont" style:family="text">
      <style:text-properties fo:font-size="18pt" style:font-size-asian="18pt" style:font-size-complex="18pt"/>
    </style:style>
    <style:style style:name="T1753" style:parent-style-name="DefaultParagraphFont" style:family="text">
      <style:text-properties fo:font-size="16pt" style:font-size-asian="16pt" style:font-size-complex="16pt" fo:language="en" fo:country="US"/>
    </style:style>
    <style:style style:name="T1754" style:parent-style-name="DefaultParagraphFont" style:family="text">
      <style:text-properties fo:font-size="16pt" style:font-size-asian="16pt" style:font-size-complex="16pt"/>
    </style:style>
    <style:style style:name="P175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7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7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7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7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86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7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88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7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94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7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7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7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2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2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28" style:parent-style-name="Normal" style:family="paragraph">
      <style:text-properties style:font-name="Consolas" style:font-name-complex="Consolas" fo:color="#808080" fo:font-size="9.5pt" style:font-size-asian="9.5pt" style:font-size-complex="9.5pt"/>
    </style:style>
    <style:style style:name="P18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8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4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8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8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8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89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91" style:parent-style-name="DefaultParagraphFont" style:family="text">
      <style:text-properties fo:font-size="16pt" style:font-size-asian="16pt" style:font-size-complex="16pt" fo:language="en" fo:country="US"/>
    </style:style>
    <style:style style:name="T1892" style:parent-style-name="DefaultParagraphFont" style:family="text">
      <style:text-properties fo:font-size="16pt" style:font-size-asian="16pt" style:font-size-complex="16pt"/>
    </style:style>
    <style:style style:name="P18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8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42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9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44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9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50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9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95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95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19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9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9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80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19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1982" style:parent-style-name="Normal" style:family="paragraph">
      <style:text-properties fo:font-size="16pt" style:font-size-asian="16pt" style:font-size-complex="16pt"/>
    </style:style>
    <style:style style:name="P19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9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0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2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0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2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06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0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9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0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9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1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118" style:parent-style-name="Normal" style:family="paragraph">
      <style:text-properties fo:font-size="16pt" style:font-size-asian="16pt" style:font-size-complex="16pt" fo:language="en" fo:country="US"/>
    </style:style>
    <style:style style:name="T2119" style:parent-style-name="DefaultParagraphFont" style:family="text">
      <style:text-properties fo:font-size="16pt" style:font-size-asian="16pt" style:font-size-complex="16pt" fo:language="en" fo:country="US"/>
    </style:style>
    <style:style style:name="T2120" style:parent-style-name="DefaultParagraphFont" style:family="text">
      <style:text-properties fo:font-size="16pt" style:font-size-asian="16pt" style:font-size-complex="16pt"/>
    </style:style>
    <style:style style:name="T2121" style:parent-style-name="DefaultParagraphFont" style:family="text">
      <style:text-properties fo:font-size="16pt" style:font-size-asian="16pt" style:font-size-complex="16pt" fo:language="en" fo:country="US"/>
    </style:style>
    <style:style style:name="T2122" style:parent-style-name="DefaultParagraphFont" style:family="text">
      <style:text-properties fo:font-size="16pt" style:font-size-asian="16pt" style:font-size-complex="16pt"/>
    </style:style>
    <style:style style:name="T2123" style:parent-style-name="DefaultParagraphFont" style:family="text">
      <style:text-properties fo:font-size="16pt" style:font-size-asian="16pt" style:font-size-complex="16pt" fo:language="en" fo:country="US"/>
    </style:style>
    <style:style style:name="T2124" style:parent-style-name="DefaultParagraphFont" style:family="text">
      <style:text-properties fo:font-size="16pt" style:font-size-asian="16pt" style:font-size-complex="16pt"/>
    </style:style>
    <style:style style:name="T2125" style:parent-style-name="DefaultParagraphFont" style:family="text">
      <style:text-properties fo:font-size="16pt" style:font-size-asian="16pt" style:font-size-complex="16pt" fo:language="en" fo:country="US"/>
    </style:style>
    <style:style style:name="T2126" style:parent-style-name="DefaultParagraphFont" style:family="text">
      <style:text-properties fo:font-size="16pt" style:font-size-asian="16pt" style:font-size-complex="16pt"/>
    </style:style>
    <style:style style:name="T2127" style:parent-style-name="DefaultParagraphFont" style:family="text">
      <style:text-properties fo:font-size="16pt" style:font-size-asian="16pt" style:font-size-complex="16pt" fo:language="en" fo:country="US"/>
    </style:style>
    <style:style style:name="T2128" style:parent-style-name="DefaultParagraphFont" style:family="text">
      <style:text-properties fo:font-size="16pt" style:font-size-asian="16pt" style:font-size-complex="16pt"/>
    </style:style>
    <style:style style:name="P21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4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15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1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7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7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17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1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7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9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19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1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0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2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2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2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2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5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6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26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2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2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28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2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2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30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3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2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22" style:parent-style-name="DefaultParagraphFont" style:family="text">
      <style:text-properties fo:font-size="18pt" style:font-size-asian="18pt" style:font-size-complex="18pt" fo:language="en" fo:country="US"/>
    </style:style>
    <style:style style:name="T2323" style:parent-style-name="DefaultParagraphFont" style:family="text">
      <style:text-properties fo:font-size="18pt" style:font-size-asian="18pt" style:font-size-complex="18pt" fo:language="en" fo:country="US"/>
    </style:style>
    <style:style style:name="T2324" style:parent-style-name="DefaultParagraphFont" style:family="text">
      <style:text-properties fo:font-size="18pt" style:font-size-asian="18pt" style:font-size-complex="18pt"/>
    </style:style>
    <style:style style:name="P2325" style:parent-style-name="ListParagraph" style:family="paragraph">
      <style:text-properties fo:font-size="18pt" style:font-size-asian="18pt" style:font-size-complex="18pt"/>
    </style:style>
    <style:style style:name="P23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33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3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3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3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5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35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3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59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3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3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7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8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38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90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3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39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3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1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2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4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2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2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3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43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4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44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4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4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44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4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4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4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4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4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72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4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4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83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4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85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4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9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4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4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5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5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51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5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21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5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2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2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5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5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5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5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558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5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561" style:parent-style-name="ListParagraph" style:family="paragraph">
      <style:paragraph-properties fo:line-height="100%"/>
    </style:style>
    <style:style style:name="T25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563" style:parent-style-name="ListParagraph" style:family="paragraph">
      <style:paragraph-properties fo:line-height="100%"/>
      <style:text-properties fo:font-size="18pt" style:font-size-asian="18pt" style:font-size-complex="18pt"/>
    </style:style>
    <style:style style:name="P25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5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5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1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572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5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5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8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8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8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8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8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9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5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0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0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0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1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1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2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62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3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6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3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3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3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4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4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4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5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5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67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6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66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7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6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8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9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69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9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695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9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6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7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0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0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1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18" style:parent-style-name="DefaultParagraphFont" style:family="text">
      <style:text-properties style:font-name="Consolas" style:font-name-complex="Consolas" fo:color="#FF00FF" fo:font-size="9.5pt" style:font-size-asian="9.5pt" style:font-size-complex="9.5pt"/>
    </style:style>
    <style:style style:name="T271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720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27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3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3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3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43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4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746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48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2749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5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763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777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8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8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9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2791" style:parent-style-name="Normal" style:family="paragraph">
      <style:paragraph-properties fo:widows="2" fo:orphans="2" style:text-autospace="none" style:vertical-align="auto"/>
      <style:text-properties style:font-name="Consolas" style:font-name-complex="Consolas" fo:color="#000000" fo:font-size="9.5pt" style:font-size-asian="9.5pt" style:font-size-complex="9.5pt" fo:hyphenate="true"/>
    </style:style>
    <style:style style:name="P27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97" style:parent-style-name="ListParagraph" style:family="paragraph">
      <style:paragraph-properties fo:line-height="100%"/>
    </style:style>
    <style:style style:name="T27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0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8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0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</office:automatic-styles>
  <office:body>
    <office:text text:use-soft-page-breaks="true">
      <text:p text:style-name="P1">Курсов проект по Бази данни</text:p>
      <text:p text:style-name="P2"/>
      <text:p text:style-name="P3"><text:span text:style-name="T4">Тема на проект : Фитнес</text:span></text:p>
      <text:p text:style-name="P5"/>
      <text:list text:style-name="WWNum1">
        <text:list-item text:start-value="1">
          <text:p text:style-name="P6">Моника Палова - 62323</text:p>
        </text:list-item>
        <text:list-item>
          <text:p text:style-name="P7">Виктория Лазарова - 62351</text:p>
        </text:list-item>
        <text:list-item>
          <text:p text:style-name="P8">Костадин Динков - 62330</text:p>
        </text:list-item>
        <text:list-item>
          <text:p text:style-name="P9">Борислав Карапанов - 62280</text:p>
        </text:list-item>
        <text:list-item>
          <text:p text:style-name="P10">Кирилка Дончева – 62289</text:p>
        </text:list-item>
      </text:list>
      <text:p text:style-name="P11"/>
      <text:p text:style-name="ListParagraph"><text:span text:style-name="T12">Github</text:span><text:span text:style-name="T13"><text:s/>repository<text:s/></text:span><text:span text:style-name="T14">на проекта:<text:s/></text:span><text:a xlink:href="https://github.com/Borislav-K/fmi-BD-project" office:target-frame-name="_top" xlink:show="replace">https://github.com/Borislav-K/fmi-BD-project</text:a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P20">Задача</text:p>
          </table:table-cell>
          <table:table-cell table:style-name="TableCell21">
            <text:p text:style-name="P22">Фак. №</text:p>
          </table:table-cell>
        </table:table-row>
        <table:table-row table:style-name="TableRow23">
          <table:table-cell table:style-name="TableCell24">
            <text:p text:style-name="P25">1.Създаване на схемите и релациите</text:p>
          </table:table-cell>
          <table:table-cell table:style-name="TableCell26">
            <text:p text:style-name="P27">62280</text:p>
          </table:table-cell>
        </table:table-row>
        <table:table-row table:style-name="TableRow28">
          <table:table-cell table:style-name="TableCell29">
            <text:p text:style-name="P30">2. Добавяне на съдържание</text:p>
          </table:table-cell>
          <table:table-cell table:style-name="TableCell31">
            <text:p text:style-name="P32">62351</text:p>
          </table:table-cell>
        </table:table-row>
        <table:table-row table:style-name="TableRow33">
          <table:table-cell table:style-name="TableCell34">
            <text:p text:style-name="P35">3. Примерни прости заявки и заявки<text:s/>върху две и повече релации</text:p>
          </table:table-cell>
          <table:table-cell table:style-name="TableCell36">
            <text:p text:style-name="P37">62289</text:p>
          </table:table-cell>
        </table:table-row>
        <table:table-row table:style-name="TableRow38">
          <table:table-cell table:style-name="TableCell39">
            <text:p text:style-name="P40">4. Примери с подзаявки</text:p>
          </table:table-cell>
          <table:table-cell table:style-name="TableCell41">
            <text:p text:style-name="P42">62323</text:p>
          </table:table-cell>
        </table:table-row>
        <table:table-row table:style-name="TableRow43">
          <table:table-cell table:style-name="TableCell44">
            <text:p text:style-name="P45">5. Примери със съединения</text:p>
          </table:table-cell>
          <table:table-cell table:style-name="TableCell46">
            <text:p text:style-name="P47">62330</text:p>
          </table:table-cell>
        </table:table-row>
        <table:table-row table:style-name="TableRow48">
          <table:table-cell table:style-name="TableCell49">
            <text:p text:style-name="P50">6. Примери с групиране и аграгация</text:p>
          </table:table-cell>
          <table:table-cell table:style-name="TableCell51">
            <text:p text:style-name="P52">62323</text:p>
          </table:table-cell>
        </table:table-row>
        <table:table-row table:style-name="TableRow53">
          <table:table-cell table:style-name="TableCell54">
            <text:p text:style-name="P55">7. Примери с ограничения</text:p>
          </table:table-cell>
          <table:table-cell table:style-name="TableCell56">
            <text:p text:style-name="P57">62280</text:p>
          </table:table-cell>
        </table:table-row>
        <table:table-row table:style-name="TableRow58">
          <table:table-cell table:style-name="TableCell59">
            <text:p text:style-name="P60">8. Примери с изгледи и индекси</text:p>
          </table:table-cell>
          <table:table-cell table:style-name="TableCell61">
            <text:p text:style-name="P62">62289</text:p>
          </table:table-cell>
        </table:table-row>
        <table:table-row table:style-name="TableRow63">
          <table:table-cell table:style-name="TableCell64">
            <text:p text:style-name="P65">9. Примери с тригери</text:p>
          </table:table-cell>
          <table:table-cell table:style-name="TableCell66">
            <text:p text:style-name="P67">62330</text:p>
          </table:table-cell>
        </table:table-row>
        <table:table-row table:style-name="TableRow68">
          <table:table-cell table:style-name="TableCell69">
            <text:p text:style-name="P70">10. Подготовка на<text:s/>презентацията</text:p>
          </table:table-cell>
          <table:table-cell table:style-name="TableCell71">
            <text:p text:style-name="P72">62351</text:p>
          </table:table-cell>
        </table:table-row>
      </table:table>
      <text:p text:style-name="ListParagraph"/>
      <text:p text:style-name="ListParagraph"><text:span text:style-name="T73">I.</text:span><text:span text:style-name="T74"><text:s/>Описание на предметната област и заданието</text:span></text:p>
      <text:p text:style-name="P75">Целта на базата, която проектираме е да улесни съхранението и качественото използване на данните в една съвременна фитнес зала. Фокусът е върху управление на наличния персонал, абонаментите на клиентите, както и покупките (тези, извършени от фитнеса, както и клиентските покупки).</text:p>
      <text:p text:style-name="ListParagraph"><text:span text:style-name="T76">II.<text:s/></text:span><text:span text:style-name="T77">Дефиниране на схемата на релациите</text:span></text:p>
      <text:p text:style-name="ListParagraph"><text:span text:style-name="T78">Базата се състои от 8 таблици, които можем да абстрахираме в 3 групи. Първата група, състояща се от<text:s/></text:span><text:span text:style-name="T79">EmployeeTypes<text:s/></text:span><text:span text:style-name="T80">и<text:s/></text:span><text:span text:style-name="T81">Employee</text:span><text:span text:style-name="T82">s<text:s/></text:span><text:span text:style-name="T83">съхраняват информация за персонала във фитнес залата. Втората група таблици за<text:s/></text:span><text:span text:style-name="T84">Invoices, Purchases<text:s/></text:span><text:span text:style-name="T85">и<text:s/></text:span><text:span text:style-name="T86">Products,<text:s/></text:span><text:span text:style-name="T87">които съхраняват данните за продуктите във фитнеса, като<text:s/></text:span><text:span text:style-name="T88">invoces<text:s/></text:span><text:span text:style-name="T89">са покупките, извършени от фитнеса, а<text:s/></text:span><text:span text:style-name="T90">purchases<text:s/></text:span><text:span text:style-name="T91">са клиентски покупки. Третата<text:s/></text:span><text:span text:style-name="T92">група таблици –<text:s/></text:span><text:span text:style-name="T93">subscriptions<text:s/></text:span><text:span text:style-name="T94">и<text:s/></text:span><text:span text:style-name="T95">subscriptiontypes<text:s/></text:span><text:span text:style-name="T96">представляват данни за клиентските абонаменти. Таблицата<text:s/></text:span><text:span text:style-name="T97">clients<text:s/></text:span><text:span text:style-name="T98">съхранява информация за клиентите на фитнеса и е свързана с покупките и абонаментите на всеки клиент.</text:span></text:p>
      <text:p text:style-name="P99"/>
      <text:p text:style-name="P100">Ето и графична схема на таблиците:</text:p>
      <text:p text:style-name="ListParagraph"><text:span text:style-name="T101">SQL</text:span><text:span text:style-name="T102"><text:s/>statement-</text:span><text:span text:style-name="T103">и за създаване на таблиците:</text:span></text:p>
      <text:p text:style-name="P104"><text:span text:style-name="T105">CREATE</text:span><text:span text:style-name="T106"><text:s/></text:span><text:span text:style-name="T107">DATABASE</text:span><text:span text:style-name="T108"><text:s/>fitness</text:span></text:p>
      <text:p text:style-name="P109"><text:span text:style-name="T110">GO</text:span></text:p>
      <text:p text:style-name="P111"><text:span text:style-name="T112">USE</text:span><text:span text:style-name="T113"><text:s/>fitness</text:span></text:p>
      <text:p text:style-name="P114">GO</text:p>
      <text:p text:style-name="Normal"/>
      <text:p text:style-name="P115"><text:span text:style-name="T116">CREATE</text:span><text:span text:style-name="T117"><text:s/></text:span><text:span text:style-name="T118">TABLE</text:span><text:span text:style-name="T119"><text:s/>PRODUCTS</text:span><text:span text:style-name="T120"><text:s/></text:span><text:span text:style-name="T121">(</text:span></text:p>
      <text:p text:style-name="P122"><text:span text:style-name="T123"><text:s/>ID<text:s/></text:span><text:span text:style-name="T124">INT</text:span><text:span text:style-name="T125"><text:s/></text:span><text:span text:style-name="T126">NOT</text:span><text:span text:style-name="T127"><text:s/></text:span><text:span text:style-name="T128">NULL</text:span><text:span text:style-name="T129"><text:s/></text:span><text:span text:style-name="T130">IDENTITY</text:span><text:span text:style-name="T131">(</text:span><text:span text:style-name="T132">1</text:span><text:span text:style-name="T133">,</text:span><text:span text:style-name="T134">1</text:span><text:span text:style-name="T135">)</text:span><text:span text:style-name="T136"><text:s/></text:span><text:span text:style-name="T137">PRIMARY</text:span><text:span text:style-name="T138"><text:s/></text:span><text:span text:style-name="T139">KEY</text:span><text:span text:style-name="T140">,</text:span></text:p>
      <text:p text:style-name="P141"><text:span text:style-name="T142"><text:s/></text:span><text:span text:style-name="T143">NAME</text:span><text:span text:style-name="T144"><text:s/></text:span><text:span text:style-name="T145">VARCHAR</text:span><text:span text:style-name="T146">(</text:span><text:span text:style-name="T147">64</text:span><text:span text:style-name="T148">)</text:span><text:span text:style-name="T149"><text:s/></text:span><text:span text:style-name="T150">NOT</text:span><text:span text:style-name="T151"><text:s/></text:span><text:span text:style-name="T152">NULL,</text:span></text:p>
      <text:p text:style-name="P153"><text:span text:style-name="T154"><text:s/></text:span><text:span text:style-name="T155">DESCRIPTION</text:span><text:span text:style-name="T156"><text:s/></text:span><text:span text:style-name="T157">VARCHAR</text:span><text:span text:style-name="T158">(</text:span><text:span text:style-name="T159">MAX</text:span><text:span text:style-name="T160">),</text:span></text:p>
      <text:p text:style-name="P161"><text:span text:style-name="T162"><text:s/>PRICE<text:s/></text:span><text:span text:style-name="T163">FLOAT</text:span><text:span text:style-name="T164"><text:s/></text:span><text:span text:style-name="T165">NOT</text:span><text:span text:style-name="T166"><text:s/></text:span><text:span text:style-name="T167">NULL,</text:span></text:p>
      <text:p text:style-name="P168"><text:span text:style-name="T169"><text:s/>QUANTITY<text:s/></text:span><text:span text:style-name="T170">INT</text:span><text:span text:style-name="T171">,</text:span></text:p>
      <text:p text:style-name="P172"><text:span text:style-name="T173"><text:s/>EXPIRYDATE<text:s/></text:span><text:span text:style-name="T174">DATE</text:span></text:p>
      <text:p text:style-name="P175"><text:span text:style-name="T176">);</text:span></text:p>
      <text:p text:style-name="P177"/>
      <text:p text:style-name="P178"><text:span text:style-name="T179">CREATE</text:span><text:span text:style-name="T180"><text:s/></text:span><text:span text:style-name="T181">TABLE</text:span><text:span text:style-name="T182"><text:s/>CLIENTS</text:span><text:span text:style-name="T183"><text:s/></text:span><text:span text:style-name="T184">(</text:span></text:p>
      <text:p text:style-name="P185"><text:span text:style-name="T186"><text:s/>ID<text:s/></text:span><text:span text:style-name="T187">INT</text:span><text:span text:style-name="T188"><text:s/></text:span><text:span text:style-name="T189">NOT</text:span><text:span text:style-name="T190"><text:s/></text:span><text:span text:style-name="T191">NULL</text:span><text:span text:style-name="T192"><text:s/></text:span><text:span text:style-name="T193">IDENTITY</text:span><text:span text:style-name="T194">(</text:span><text:span text:style-name="T195">1</text:span><text:span text:style-name="T196">,</text:span><text:span text:style-name="T197">1</text:span><text:span text:style-name="T198">)</text:span><text:span text:style-name="T199"><text:s/></text:span><text:span text:style-name="T200">PRIMARY</text:span><text:span text:style-name="T201"><text:s/></text:span><text:span text:style-name="T202">KEY</text:span><text:span text:style-name="T203">,</text:span></text:p>
      <text:p text:style-name="P204"><text:span text:style-name="T205"><text:s/></text:span><text:span text:style-name="T206">NAME</text:span><text:span text:style-name="T207"><text:s/></text:span><text:span text:style-name="T208">VARCHAR</text:span><text:span text:style-name="T209">(</text:span><text:span text:style-name="T210">MAX</text:span><text:span text:style-name="T211">)</text:span><text:span text:style-name="T212"><text:s/></text:span><text:span text:style-name="T213">NOT</text:span><text:span text:style-name="T214"><text:s/></text:span><text:span text:style-name="T215">NULL,</text:span></text:p>
      <text:p text:style-name="P216"><text:span text:style-name="T217"><text:s/>EMAIL<text:s/></text:span><text:span text:style-name="T218">VARCHAR</text:span><text:span text:style-name="T219">(</text:span><text:span text:style-name="T220">64</text:span><text:span text:style-name="T221">),</text:span></text:p>
      <text:p text:style-name="P222"><text:span text:style-name="T223"><text:s/>PHONENUMBER<text:s/></text:span><text:span text:style-name="T224">VARCHAR</text:span><text:span text:style-name="T225">(</text:span><text:span text:style-name="T226">16</text:span><text:span text:style-name="T227">),</text:span></text:p>
      <text:p text:style-name="P228"><text:span text:style-name="T229"><text:s/>TOTALPURCHASEVALUE<text:s/></text:span><text:span text:style-name="T230">FLOAT</text:span><text:span text:style-name="T231"><text:s/></text:span><text:span text:style-name="T232">DEFAULT</text:span><text:span text:style-name="T233"><text:s/>0</text:span><text:span text:style-name="T234">,</text:span></text:p>
      <text:p text:style-name="P235"><text:span text:style-name="T236"><text:s/>DISCOUNTONBAR<text:s/></text:span><text:span text:style-name="T237">FLOAT</text:span><text:span text:style-name="T238"><text:s/></text:span><text:span text:style-name="T239">DEFAULT</text:span><text:span text:style-name="T240"><text:s/>0</text:span></text:p>
      <text:p text:style-name="P241"><text:span text:style-name="T242">);</text:span></text:p>
      <text:p text:style-name="P243"/>
      <text:p text:style-name="P244"/>
      <text:p text:style-name="P245"><text:span text:style-name="T246">CREATE</text:span><text:span text:style-name="T247"><text:s/></text:span><text:span text:style-name="T248">TABLE</text:span><text:span text:style-name="T249"><text:s/>PURCHASES</text:span><text:span text:style-name="T250"><text:s/></text:span><text:span text:style-name="T251">(</text:span></text:p>
      <text:p text:style-name="P252"><text:span text:style-name="T253"><text:s/>ID<text:s/></text:span><text:span text:style-name="T254">INT</text:span><text:span text:style-name="T255"><text:s/></text:span><text:span text:style-name="T256">NOT</text:span><text:span text:style-name="T257"><text:s/></text:span><text:span text:style-name="T258">NULL</text:span><text:span text:style-name="T259"><text:s/></text:span><text:span text:style-name="T260">IDENTITY</text:span><text:span text:style-name="T261">(</text:span><text:span text:style-name="T262">1</text:span><text:span text:style-name="T263">,</text:span><text:span text:style-name="T264">1</text:span><text:span text:style-name="T265">)</text:span><text:span text:style-name="T266"><text:s/></text:span><text:span text:style-name="T267">PRIMARY</text:span><text:span text:style-name="T268"><text:s/></text:span><text:span text:style-name="T269">KEY</text:span><text:span text:style-name="T270">,</text:span></text:p>
      <text:p text:style-name="P271"><text:span text:style-name="T272"><text:s/>PRODUCTID<text:s/></text:span><text:span text:style-name="T273">INT</text:span><text:span text:style-name="T274"><text:s/></text:span><text:span text:style-name="T275">NOT</text:span><text:span text:style-name="T276"><text:s/></text:span><text:span text:style-name="T277">NULL,</text:span></text:p>
      <text:p text:style-name="P278"><text:span text:style-name="T279"><text:s/>CLIENTID<text:s/></text:span><text:span text:style-name="T280">INT</text:span><text:span text:style-name="T281"><text:s/></text:span><text:span text:style-name="T282">NOT</text:span><text:span text:style-name="T283"><text:s/></text:span><text:span text:style-name="T284">NULL,</text:span></text:p>
      <text:p text:style-name="P285"><text:span text:style-name="T286"><text:s/>QUANTITY<text:s/></text:span><text:span text:style-name="T287">int</text:span><text:span text:style-name="T288"><text:s/></text:span><text:span text:style-name="T289">DEFAULT</text:span><text:span text:style-name="T290"><text:s/>1</text:span><text:span text:style-name="T291">,</text:span></text:p>
      <text:p text:style-name="P292"><text:span text:style-name="T293"><text:s/>price<text:s/></text:span><text:span text:style-name="T294">float</text:span><text:span text:style-name="T295"><text:s/></text:span><text:span text:style-name="T296">not</text:span><text:span text:style-name="T297"><text:s/></text:span><text:span text:style-name="T298">null,</text:span></text:p>
      <text:p text:style-name="P299"><text:span text:style-name="T300"><text:s/>PLACEDATE<text:s/></text:span><text:span text:style-name="T301">DATETIME</text:span><text:span text:style-name="T302"><text:s/></text:span><text:span text:style-name="T303">DEFAULT</text:span><text:span text:style-name="T304"><text:s/></text:span><text:span text:style-name="T305">GETDATE</text:span><text:span text:style-name="T306">()</text:span></text:p>
      <text:p text:style-name="P307"><text:span text:style-name="T308">);</text:span></text:p>
      <text:p text:style-name="P309"/>
      <text:p text:style-name="P310"/>
      <text:p text:style-name="P311"/>
      <text:p text:style-name="P312"><text:span text:style-name="T313">CREATE</text:span><text:span text:style-name="T314"><text:s/></text:span><text:span text:style-name="T315">TABLE</text:span><text:span text:style-name="T316"><text:s/>SUBSCRIPTIONTYPES</text:span><text:span text:style-name="T317"><text:s/></text:span><text:span text:style-name="T318">(</text:span></text:p>
      <text:p text:style-name="P319"><text:span text:style-name="T320"><text:s/>ID<text:s/></text:span><text:span text:style-name="T321">INT</text:span><text:span text:style-name="T322"><text:s/></text:span><text:span text:style-name="T323">NOT</text:span><text:span text:style-name="T324"><text:s/></text:span><text:span text:style-name="T325">NULL</text:span><text:span text:style-name="T326"><text:s/></text:span><text:span text:style-name="T327">IDENTITY</text:span><text:span text:style-name="T328">(</text:span><text:span text:style-name="T329">1</text:span><text:span text:style-name="T330">,</text:span><text:span text:style-name="T331">1</text:span><text:span text:style-name="T332">)</text:span><text:span text:style-name="T333"><text:s/></text:span><text:span text:style-name="T334">PRIMARY</text:span><text:span text:style-name="T335"><text:s/></text:span><text:span text:style-name="T336">KEY</text:span><text:span text:style-name="T337">,</text:span></text:p>
      <text:p text:style-name="P338"><text:span text:style-name="T339"><text:s/></text:span><text:span text:style-name="T340">NAME</text:span><text:span text:style-name="T341"><text:s/></text:span><text:span text:style-name="T342">VARCHAR</text:span><text:span text:style-name="T343">(</text:span><text:span text:style-name="T344">64</text:span><text:span text:style-name="T345">)</text:span><text:span text:style-name="T346"><text:s/></text:span><text:span text:style-name="T347">NOT</text:span><text:span text:style-name="T348"><text:s/></text:span><text:span text:style-name="T349">NULL,</text:span></text:p>
      <text:p text:style-name="P350"><text:span text:style-name="T351"><text:s/>PRICE<text:s/></text:span><text:span text:style-name="T352">FLOAT</text:span><text:span text:style-name="T353"><text:s/></text:span><text:span text:style-name="T354">NOT</text:span><text:span text:style-name="T355"><text:s/></text:span><text:span text:style-name="T356">NULL,</text:span></text:p>
      <text:p text:style-name="P357"><text:span text:style-name="T358"><text:s/>DURATION<text:s/></text:span><text:span text:style-name="T359">INT</text:span><text:span text:style-name="T360">,</text:span></text:p>
      <text:p text:style-name="P361"><text:s/></text:p>
      <text:p text:style-name="P362"><text:span text:style-name="T363">);</text:span></text:p>
      <text:p text:style-name="P364"/>
      <text:p text:style-name="P365"><text:span text:style-name="T366">CREATE</text:span><text:span text:style-name="T367"><text:s/></text:span><text:span text:style-name="T368">TABLE</text:span><text:span text:style-name="T369"><text:s/>SUBSCRIPTIONS</text:span><text:span text:style-name="T370"><text:s/></text:span><text:span text:style-name="T371">(</text:span></text:p>
      <text:p text:style-name="P372"><text:span text:style-name="T373"><text:s/>ID<text:s/></text:span><text:span text:style-name="T374">INT</text:span><text:span text:style-name="T375"><text:s/></text:span><text:span text:style-name="T376">NOT</text:span><text:span text:style-name="T377"><text:s/></text:span><text:span text:style-name="T378">NULL</text:span><text:span text:style-name="T379"><text:s/></text:span><text:span text:style-name="T380">IDENTITY</text:span><text:span text:style-name="T381">(</text:span><text:span text:style-name="T382">1</text:span><text:span text:style-name="T383">,</text:span><text:span text:style-name="T384">1</text:span><text:span text:style-name="T385">)</text:span><text:span text:style-name="T386"><text:s/></text:span><text:span text:style-name="T387">PRIMARY</text:span><text:span text:style-name="T388"><text:s/></text:span><text:span text:style-name="T389">KEY</text:span><text:span text:style-name="T390">,</text:span></text:p>
      <text:p text:style-name="P391"><text:span text:style-name="T392"><text:s/>TYPEID<text:s/></text:span><text:span text:style-name="T393">INT</text:span><text:span text:style-name="T394"><text:s/></text:span><text:span text:style-name="T395">NOT</text:span><text:span text:style-name="T396"><text:s/></text:span><text:span text:style-name="T397">NULL,</text:span></text:p>
      <text:p text:style-name="P398"><text:span text:style-name="T399"><text:s/>CLIENTID<text:s/></text:span><text:span text:style-name="T400">INT</text:span><text:span text:style-name="T401"><text:s/></text:span><text:span text:style-name="T402">NOT</text:span><text:span text:style-name="T403"><text:s/></text:span><text:span text:style-name="T404">NULL,</text:span></text:p>
      <text:p text:style-name="P405"><text:span text:style-name="T406"><text:s/>INSTRUCTORID<text:s/></text:span><text:span text:style-name="T407">INT</text:span><text:span text:style-name="T408">,</text:span></text:p>
      <text:p text:style-name="P409"><text:span text:style-name="T410"><text:s/>EXPIRATIONDATE<text:s/></text:span><text:span text:style-name="T411">DATETIME</text:span><text:span text:style-name="T412"><text:s/></text:span><text:span text:style-name="T413">not</text:span><text:span text:style-name="T414"><text:s/></text:span><text:span text:style-name="T415">null</text:span></text:p>
      <text:p text:style-name="P416"><text:span text:style-name="T417">);</text:span></text:p>
      <text:p text:style-name="P418"/>
      <text:p text:style-name="P419"><text:span text:style-name="T420">CREATE</text:span><text:span text:style-name="T421"><text:s/></text:span><text:span text:style-name="T422">TABLE</text:span><text:span text:style-name="T423"><text:s/>EMPLOYEES</text:span><text:span text:style-name="T424"><text:s/></text:span><text:span text:style-name="T425">(</text:span></text:p>
      <text:p text:style-name="P426"><text:span text:style-name="T427"><text:s/>ID<text:s/></text:span><text:span text:style-name="T428">INT</text:span><text:span text:style-name="T429"><text:s/></text:span><text:span text:style-name="T430">NOT</text:span><text:span text:style-name="T431"><text:s/></text:span><text:span text:style-name="T432">NULL</text:span><text:span text:style-name="T433"><text:s/></text:span><text:span text:style-name="T434">IDENTITY</text:span><text:span text:style-name="T435">(</text:span><text:span text:style-name="T436">1</text:span><text:span text:style-name="T437">,</text:span><text:span text:style-name="T438">1</text:span><text:span text:style-name="T439">)</text:span><text:span text:style-name="T440"><text:s/></text:span><text:span text:style-name="T441">PRIMARY</text:span><text:span text:style-name="T442"><text:s/></text:span><text:span text:style-name="T443">KEY</text:span><text:span text:style-name="T444">,</text:span></text:p>
      <text:p text:style-name="P445"><text:span text:style-name="T446"><text:s/></text:span><text:span text:style-name="T447">NAME</text:span><text:span text:style-name="T448"><text:s/></text:span><text:span text:style-name="T449">VARCHAR</text:span><text:span text:style-name="T450">(</text:span><text:span text:style-name="T451">MAX</text:span><text:span text:style-name="T452">)</text:span><text:span text:style-name="T453"><text:s/></text:span><text:span text:style-name="T454">NOT</text:span><text:span text:style-name="T455"><text:s/></text:span><text:span text:style-name="T456">NULL,</text:span></text:p>
      <text:p text:style-name="P457"><text:span text:style-name="T458"><text:s/>EMAIL<text:s/></text:span><text:span text:style-name="T459">VARCHAR</text:span><text:span text:style-name="T460">(</text:span><text:span text:style-name="T461">64</text:span><text:span text:style-name="T462">),</text:span></text:p>
      <text:p text:style-name="P463"><text:span text:style-name="T464"><text:s/>PHONENUMBER<text:s/></text:span><text:span text:style-name="T465">VARCHAR</text:span><text:span text:style-name="T466">(</text:span><text:span text:style-name="T467">16</text:span><text:span text:style-name="T468">),</text:span></text:p>
      <text:soft-page-break/>
      <text:p text:style-name="P469"><text:span text:style-name="T470"><text:s/></text:span><text:span text:style-name="T471">ADDRESS</text:span><text:span text:style-name="T472"><text:s/></text:span><text:span text:style-name="T473">VARCHAR</text:span><text:span text:style-name="T474">(</text:span><text:span text:style-name="T475">255</text:span><text:span text:style-name="T476">),</text:span></text:p>
      <text:p text:style-name="P477"><text:span text:style-name="T478"><text:s/>EMPLOYEETYPEID<text:s/></text:span><text:span text:style-name="T479">INT</text:span><text:span text:style-name="T480"><text:s/></text:span><text:span text:style-name="T481">NOT</text:span><text:span text:style-name="T482"><text:s/></text:span><text:span text:style-name="T483">NULL,</text:span></text:p>
      <text:p text:style-name="P484"><text:span text:style-name="T485"><text:s/>HIREDATE<text:s/></text:span><text:span text:style-name="T486">DATETIME</text:span><text:span text:style-name="T487"><text:s/></text:span><text:span text:style-name="T488">DEFAULT</text:span><text:span text:style-name="T489"><text:s/></text:span><text:span text:style-name="T490">GETDATE</text:span><text:span text:style-name="T491">(),</text:span></text:p>
      <text:p text:style-name="P492"><text:span text:style-name="T493"><text:s/>WORKINGHOURS<text:s/></text:span><text:span text:style-name="T494">INT</text:span><text:span text:style-name="T495"><text:s/></text:span><text:span text:style-name="T496">DEFAULT</text:span><text:span text:style-name="T497"><text:s/>8</text:span><text:span text:style-name="T498">,</text:span></text:p>
      <text:p text:style-name="P499"><text:span text:style-name="T500"><text:s/>BONUSSALARY<text:s/></text:span><text:span text:style-name="T501">FLOAT</text:span><text:span text:style-name="T502"><text:s/></text:span><text:span text:style-name="T503">DEFAULT</text:span><text:span text:style-name="T504"><text:s/>0<text:s/></text:span></text:p>
      <text:p text:style-name="P505"><text:span text:style-name="T506">);</text:span></text:p>
      <text:p text:style-name="P507"/>
      <text:p text:style-name="P508"/>
      <text:p text:style-name="P509"><text:span text:style-name="T510">CREATE</text:span><text:span text:style-name="T511"><text:s/></text:span><text:span text:style-name="T512">TABLE</text:span><text:span text:style-name="T513"><text:s/>EMPLOYEETYPES</text:span><text:span text:style-name="T514"><text:s/></text:span><text:span text:style-name="T515">(</text:span></text:p>
      <text:p text:style-name="P516"><text:span text:style-name="T517"><text:s/>ID<text:s/></text:span><text:span text:style-name="T518">INT</text:span><text:span text:style-name="T519"><text:s/></text:span><text:span text:style-name="T520">NOT</text:span><text:span text:style-name="T521"><text:s/></text:span><text:span text:style-name="T522">NULL</text:span><text:span text:style-name="T523"><text:s/></text:span><text:span text:style-name="T524">IDENTITY</text:span><text:span text:style-name="T525">(</text:span><text:span text:style-name="T526">1</text:span><text:span text:style-name="T527">,</text:span><text:span text:style-name="T528">1</text:span><text:span text:style-name="T529">)</text:span><text:span text:style-name="T530"><text:s/></text:span><text:span text:style-name="T531">PRIMARY</text:span><text:span text:style-name="T532"><text:s/></text:span><text:span text:style-name="T533">KEY</text:span><text:span text:style-name="T534">,</text:span></text:p>
      <text:p text:style-name="P535"><text:span text:style-name="T536"><text:s/></text:span><text:span text:style-name="T537">NAME</text:span><text:span text:style-name="T538"><text:s/></text:span><text:span text:style-name="T539">VARCHAR</text:span><text:span text:style-name="T540">(</text:span><text:span text:style-name="T541">32</text:span><text:span text:style-name="T542">)</text:span><text:span text:style-name="T543"><text:s/></text:span><text:span text:style-name="T544">NOT</text:span><text:span text:style-name="T545"><text:s/></text:span><text:span text:style-name="T546">NULL,</text:span></text:p>
      <text:p text:style-name="P547"><text:span text:style-name="T548"><text:s/>SALARY<text:s/></text:span><text:span text:style-name="T549">FLOAT</text:span><text:span text:style-name="T550"><text:s/></text:span><text:span text:style-name="T551">NOT</text:span><text:span text:style-name="T552"><text:s/></text:span><text:span text:style-name="T553">NULL</text:span><text:span text:style-name="T554"><text:s/></text:span></text:p>
      <text:p text:style-name="P555"><text:span text:style-name="T556">);</text:span></text:p>
      <text:p text:style-name="P557"/>
      <text:p text:style-name="P558"><text:span text:style-name="T559">create</text:span><text:span text:style-name="T560"><text:s/></text:span><text:span text:style-name="T561">table</text:span><text:span text:style-name="T562"><text:s/>invoices</text:span><text:span text:style-name="T563">(</text:span></text:p>
      <text:p text:style-name="P564"><text:span text:style-name="T565"><text:s/>id<text:s/></text:span><text:span text:style-name="T566">int</text:span><text:span text:style-name="T567"><text:s/></text:span><text:span text:style-name="T568">not</text:span><text:span text:style-name="T569"><text:s/></text:span><text:span text:style-name="T570">null</text:span><text:span text:style-name="T571"><text:s/></text:span><text:span text:style-name="T572">identity</text:span><text:span text:style-name="T573">(</text:span><text:span text:style-name="T574">1</text:span><text:span text:style-name="T575">,</text:span><text:span text:style-name="T576">1</text:span><text:span text:style-name="T577">)</text:span><text:span text:style-name="T578"><text:s/></text:span><text:span text:style-name="T579">primary</text:span><text:span text:style-name="T580"><text:s/></text:span><text:span text:style-name="T581">key</text:span><text:span text:style-name="T582">,</text:span></text:p>
      <text:p text:style-name="P583"><text:span text:style-name="T584"><text:s/>productid<text:s/></text:span><text:span text:style-name="T585">int</text:span><text:span text:style-name="T586"><text:s/></text:span><text:span text:style-name="T587">not</text:span><text:span text:style-name="T588"><text:s/></text:span><text:span text:style-name="T589">null,</text:span></text:p>
      <text:p text:style-name="P590"><text:span text:style-name="T591"><text:s/>supplier<text:s/></text:span><text:span text:style-name="T592">VARCHAR</text:span><text:span text:style-name="T593">(</text:span><text:span text:style-name="T594">64</text:span><text:span text:style-name="T595">)</text:span><text:span text:style-name="T596"><text:s/></text:span><text:span text:style-name="T597">not</text:span><text:span text:style-name="T598"><text:s/></text:span><text:span text:style-name="T599">null,</text:span></text:p>
      <text:p text:style-name="P600"><text:span text:style-name="T601"><text:s/>quantity<text:s/></text:span><text:span text:style-name="T602">int</text:span><text:span text:style-name="T603"><text:s/></text:span><text:span text:style-name="T604">not</text:span><text:span text:style-name="T605"><text:s/></text:span><text:span text:style-name="T606">null,</text:span></text:p>
      <text:p text:style-name="P607"><text:span text:style-name="T608"><text:s/>price<text:s/></text:span><text:span text:style-name="T609">float</text:span><text:span text:style-name="T610"><text:s/></text:span><text:span text:style-name="T611">not</text:span><text:span text:style-name="T612"><text:s/></text:span><text:span text:style-name="T613">null</text:span></text:p>
      <text:p text:style-name="ListParagraph"><text:span text:style-name="T614">);</text:span></text:p>
      <text:p text:style-name="P615"/>
      <text:p text:style-name="ListParagraph"><text:span text:style-name="T616">III.<text:s/></text:span><text:span text:style-name="T617">Добавяне на примерно съдържание</text:span></text:p>
      <text:p text:style-name="P618"><text:span text:style-name="T619">USE</text:span><text:span text:style-name="T620"><text:s/>fitness</text:span></text:p>
      <text:p text:style-name="P621"/>
      <text:p text:style-name="P622"><text:span text:style-name="T623">INSERT</text:span><text:span text:style-name="T624"><text:s/></text:span><text:span text:style-name="T625">INTO</text:span><text:span text:style-name="T626"><text:s/>PRODUCTS</text:span><text:span text:style-name="T627"><text:s/></text:span><text:span text:style-name="T628">(</text:span><text:span text:style-name="T629">NAME</text:span><text:span text:style-name="T630">,</text:span><text:span text:style-name="T631"><text:s/></text:span><text:span text:style-name="T632">DESCRIPTION</text:span><text:span text:style-name="T633">,</text:span><text:span text:style-name="T634"><text:s/>PRICE</text:span><text:span text:style-name="T635">,</text:span><text:span text:style-name="T636"><text:s/>QUANTITY</text:span><text:span text:style-name="T637">,</text:span><text:span text:style-name="T638"><text:s/>EXPIRYDATE</text:span><text:span text:style-name="T639">)</text:span></text:p>
      <text:p text:style-name="P640"><text:span text:style-name="T641"><text:s text:c="2"/></text:span><text:span text:style-name="T642">VALUES<text:s/></text:span><text:span text:style-name="T643">(</text:span><text:span text:style-name="T644">'SAN Performance Glutamine 600gr'</text:span><text:span text:style-name="T645">,</text:span><text:span text:style-name="T646"><text:s/></text:span><text:span text:style-name="T647">'Excellent choice for everyone'</text:span><text:span text:style-name="T648"><text:s/></text:span><text:span text:style-name="T649">,</text:span><text:span text:style-name="T650"><text:s/>54.00</text:span><text:span text:style-name="T651">,</text:span><text:span text:style-name="T652"><text:s/>10</text:span><text:span text:style-name="T653">,</text:span><text:span text:style-name="T654"><text:s/></text:span><text:span text:style-name="T655">'2021/3/3'</text:span><text:span text:style-name="T656">);</text:span></text:p>
      <text:p text:style-name="P657"/>
      <text:p text:style-name="P658"><text:span text:style-name="T659">INSERT</text:span><text:span text:style-name="T660"><text:s/></text:span><text:span text:style-name="T661">INTO</text:span><text:span text:style-name="T662"><text:s/>PRODUCTS</text:span><text:span text:style-name="T663"><text:s/></text:span><text:span text:style-name="T664">(</text:span><text:span text:style-name="T665">NAME</text:span><text:span text:style-name="T666">,</text:span><text:span text:style-name="T667"><text:s/></text:span><text:span text:style-name="T668">DESCRIPTION</text:span><text:span text:style-name="T669">,</text:span><text:span text:style-name="T670"><text:s/>PRICE</text:span><text:span text:style-name="T671">,</text:span><text:span text:style-name="T672"><text:s/>QUANTITY</text:span><text:span text:style-name="T673">,</text:span><text:span text:style-name="T674"><text:s/>EXPIRYDATE</text:span><text:span text:style-name="T675">)</text:span></text:p>
      <text:p text:style-name="P676"><text:span text:style-name="T677"><text:s text:c="2"/></text:span><text:span text:style-name="T678">VALUES<text:s/></text:span><text:span text:style-name="T679">(</text:span><text:span text:style-name="T680">'OPTIMUM NUTRITION Essential Amino Energy 558'</text:span><text:span text:style-name="T681">,</text:span><text:span text:style-name="T682"><text:s/></text:span><text:span text:style-name="T683">NULL,</text:span><text:span text:style-name="T684"><text:s/>36.00</text:span><text:span text:style-name="T685">,</text:span><text:span text:style-name="T686"><text:s/>16</text:span><text:span text:style-name="T687">,</text:span><text:span text:style-name="T688"><text:s/></text:span><text:span text:style-name="T689">'2021/8/3'</text:span><text:span text:style-name="T690">);</text:span></text:p>
      <text:p text:style-name="P691"/>
      <text:p text:style-name="P692"><text:span text:style-name="T693">INSERT</text:span><text:span text:style-name="T694"><text:s/></text:span><text:span text:style-name="T695">INTO</text:span><text:span text:style-name="T696"><text:s/>PRODUCTS</text:span><text:span text:style-name="T697"><text:s/></text:span><text:span text:style-name="T698">(</text:span><text:span text:style-name="T699">NAME</text:span><text:span text:style-name="T700">,</text:span><text:span text:style-name="T701"><text:s/></text:span><text:span text:style-name="T702">DESCRIPTION</text:span><text:span text:style-name="T703">,</text:span><text:span text:style-name="T704"><text:s/>PRICE</text:span><text:span text:style-name="T705">,</text:span><text:span text:style-name="T706"><text:s/>QUANTITY</text:span><text:span text:style-name="T707">,</text:span><text:span text:style-name="T708"><text:s/>EXPIRYDATE</text:span><text:span text:style-name="T709">)</text:span></text:p>
      <text:p text:style-name="P710"><text:span text:style-name="T711"><text:s text:c="2"/></text:span><text:span text:style-name="T712">VALUES<text:s/></text:span><text:span text:style-name="T713">(</text:span><text:span text:style-name="T714">'YAMAMOTO NUTRITION Amino 120pcs'</text:span><text:span text:style-name="T715">,</text:span><text:span text:style-name="T716"><text:s/></text:span><text:span text:style-name="T717">'Tablets'</text:span><text:span text:style-name="T718">,</text:span><text:span text:style-name="T719"><text:s/>52.80</text:span><text:span text:style-name="T720">,</text:span><text:span text:style-name="T721"><text:s/>30</text:span><text:span text:style-name="T722">,</text:span><text:span text:style-name="T723"><text:s/></text:span><text:span text:style-name="T724">'2022/1/22'</text:span><text:span text:style-name="T725">);</text:span></text:p>
      <text:p text:style-name="P726"/>
      <text:p text:style-name="P727"><text:span text:style-name="T728">INSERT</text:span><text:span text:style-name="T729"><text:s/></text:span><text:span text:style-name="T730">INTO</text:span><text:span text:style-name="T731"><text:s/>PRODUCTS</text:span><text:span text:style-name="T732"><text:s/></text:span><text:span text:style-name="T733">(</text:span><text:span text:style-name="T734">NAME</text:span><text:span text:style-name="T735">,</text:span><text:span text:style-name="T736"><text:s/></text:span><text:span text:style-name="T737">DESCRIPTION</text:span><text:span text:style-name="T738">,</text:span><text:span text:style-name="T739"><text:s/>PRICE</text:span><text:span text:style-name="T740">,</text:span><text:span text:style-name="T741"><text:s/>QUANTITY</text:span><text:span text:style-name="T742">,</text:span><text:span text:style-name="T743"><text:s/>EXPIRYDATE</text:span><text:span text:style-name="T744">)</text:span></text:p>
      <text:p text:style-name="P745"><text:span text:style-name="T746"><text:s text:c="2"/></text:span><text:span text:style-name="T747">VALUES<text:s/></text:span><text:span text:style-name="T748">(</text:span><text:span text:style-name="T749">'Protein Cookie 75gr'</text:span><text:span text:style-name="T750">,</text:span><text:span text:style-name="T751"><text:s/></text:span><text:span text:style-name="T752">NULL,</text:span><text:span text:style-name="T753"><text:s/>3.97</text:span><text:span text:style-name="T754">,</text:span><text:span text:style-name="T755"><text:s/>100</text:span><text:span text:style-name="T756">,</text:span><text:span text:style-name="T757"><text:s/></text:span><text:span text:style-name="T758">'2020/10/15'</text:span><text:span text:style-name="T759">);</text:span></text:p>
      <text:p text:style-name="P760"/>
      <text:p text:style-name="P761"><text:span text:style-name="T762">INSERT</text:span><text:span text:style-name="T763"><text:s/></text:span><text:span text:style-name="T764">INTO</text:span><text:span text:style-name="T765"><text:s/>PRODUCTS</text:span><text:span text:style-name="T766"><text:s/></text:span><text:span text:style-name="T767">(</text:span><text:span text:style-name="T768">NAME</text:span><text:span text:style-name="T769">,</text:span><text:span text:style-name="T770"><text:s/></text:span><text:span text:style-name="T771">DESCRIPTION</text:span><text:span text:style-name="T772">,</text:span><text:span text:style-name="T773"><text:s/>PRICE</text:span><text:span text:style-name="T774">,</text:span><text:span text:style-name="T775"><text:s/>QUANTITY</text:span><text:span text:style-name="T776">,</text:span><text:span text:style-name="T777"><text:s/>EXPIRYDATE</text:span><text:span text:style-name="T778">)</text:span></text:p>
      <text:p text:style-name="P779"><text:span text:style-name="T780"><text:s text:c="2"/></text:span><text:span text:style-name="T781">VALUES<text:s/></text:span><text:span text:style-name="T782">(</text:span><text:span text:style-name="T783">'Bezzo protein bar 80gr'</text:span><text:span text:style-name="T784">,</text:span><text:span text:style-name="T785"><text:s/></text:span><text:span text:style-name="T786">'Choco flavour'</text:span><text:span text:style-name="T787">,</text:span><text:span text:style-name="T788"><text:s/>2.40</text:span><text:span text:style-name="T789">,</text:span><text:span text:style-name="T790"><text:s/>70</text:span><text:span text:style-name="T791">,</text:span><text:span text:style-name="T792"><text:s/></text:span><text:span text:style-name="T793">'2021/2/1'</text:span><text:span text:style-name="T794">);</text:span></text:p>
      <text:p text:style-name="P795"/>
      <text:p text:style-name="P796"><text:span text:style-name="T797">INSERT</text:span><text:span text:style-name="T798"><text:s/></text:span><text:span text:style-name="T799">INTO</text:span><text:span text:style-name="T800"><text:s/>PRODUCTS</text:span><text:span text:style-name="T801"><text:s/></text:span><text:span text:style-name="T802">(</text:span><text:span text:style-name="T803">NAME</text:span><text:span text:style-name="T804">,</text:span><text:span text:style-name="T805"><text:s/></text:span><text:span text:style-name="T806">DESCRIPTION</text:span><text:span text:style-name="T807">,</text:span><text:span text:style-name="T808"><text:s/>PRICE</text:span><text:span text:style-name="T809">,</text:span><text:span text:style-name="T810"><text:s/>QUANTITY</text:span><text:span text:style-name="T811">,</text:span><text:span text:style-name="T812"><text:s/>EXPIRYDATE</text:span><text:span text:style-name="T813">)</text:span></text:p>
      <text:p text:style-name="P814"><text:span text:style-name="T815"><text:s text:c="2"/></text:span><text:span text:style-name="T816">VALUES<text:s/></text:span><text:span text:style-name="T817">(</text:span><text:span text:style-name="T818">'ANIMAL Animal Rage<text:s/></text:span><text:span text:style-name="T819">44pack'</text:span><text:span text:style-name="T820">,</text:span><text:span text:style-name="T821"><text:s/></text:span><text:span text:style-name="T822">NULL,</text:span><text:span text:style-name="T823"><text:s/>69.00</text:span><text:span text:style-name="T824">,</text:span><text:span text:style-name="T825"><text:s/>7</text:span><text:span text:style-name="T826">,</text:span><text:span text:style-name="T827"><text:s/></text:span><text:span text:style-name="T828">'2023/1/3'</text:span><text:span text:style-name="T829">);</text:span></text:p>
      <text:p text:style-name="P830"/>
      <text:p text:style-name="P831"><text:span text:style-name="T832">INSERT</text:span><text:span text:style-name="T833"><text:s/></text:span><text:span text:style-name="T834">INTO</text:span><text:span text:style-name="T835"><text:s/>PRODUCTS</text:span><text:span text:style-name="T836"><text:s/></text:span><text:span text:style-name="T837">(</text:span><text:span text:style-name="T838">NAME</text:span><text:span text:style-name="T839">,</text:span><text:span text:style-name="T840"><text:s/></text:span><text:span text:style-name="T841">DESCRIPTION</text:span><text:span text:style-name="T842">,</text:span><text:span text:style-name="T843"><text:s/>PRICE</text:span><text:span text:style-name="T844">,</text:span><text:span text:style-name="T845"><text:s/>QUANTITY</text:span><text:span text:style-name="T846">,</text:span><text:span text:style-name="T847"><text:s/>EXPIRYDATE</text:span><text:span text:style-name="T848">)</text:span></text:p>
      <text:p text:style-name="P849"><text:span text:style-name="T850"><text:s text:c="2"/></text:span><text:span text:style-name="T851">VALUES<text:s/></text:span><text:span text:style-name="T852">(</text:span><text:span text:style-name="T853">'Protein shake'</text:span><text:span text:style-name="T854">,</text:span><text:span text:style-name="T855"><text:s/></text:span><text:span text:style-name="T856">NULL,</text:span><text:span text:style-name="T857"><text:s/>69.00</text:span><text:span text:style-name="T858">,</text:span><text:span text:style-name="T859"><text:s/>7</text:span><text:span text:style-name="T860">,</text:span><text:span text:style-name="T861"><text:s/></text:span><text:span text:style-name="T862">'2020/5/13'</text:span><text:span text:style-name="T863">);</text:span></text:p>
      <text:p text:style-name="P864"/>
      <text:p text:style-name="P865"><text:span text:style-name="T866">INSERT</text:span><text:span text:style-name="T867"><text:s/></text:span><text:span text:style-name="T868">INTO</text:span><text:span text:style-name="T869"><text:s/>PRODUCTS</text:span><text:span text:style-name="T870"><text:s/></text:span><text:span text:style-name="T871">(</text:span><text:span text:style-name="T872">NAME</text:span><text:span text:style-name="T873">,</text:span><text:span text:style-name="T874">DESCRIPTION</text:span><text:span text:style-name="T875">,</text:span><text:span text:style-name="T876">PRICE</text:span><text:span text:style-name="T877">,</text:span><text:span text:style-name="T878">QUANTITY</text:span><text:span text:style-name="T879">,</text:span><text:span text:style-name="T880">EXPIRYDATE</text:span><text:span text:style-name="T881">)</text:span></text:p>
      <text:p text:style-name="P882"><text:span text:style-name="T883"><text:s text:c="2"/></text:span><text:span text:style-name="T884">VALUES<text:s/></text:span><text:span text:style-name="T885">(</text:span><text:span text:style-name="T886">'Myprotein<text:s/></text:span><text:span text:style-name="T887">Impact Whey'</text:span><text:span text:style-name="T888">,</text:span><text:span text:style-name="T889">'A whey protein - chocolate brownie'</text:span><text:span text:style-name="T890">,</text:span><text:span text:style-name="T891">34.00</text:span><text:span text:style-name="T892">,</text:span><text:span text:style-name="T893">15</text:span><text:span text:style-name="T894">,</text:span><text:span text:style-name="T895">'2024/1/1'</text:span><text:span text:style-name="T896">);</text:span></text:p>
      <text:p text:style-name="P897"/>
      <text:p text:style-name="P898"/>
      <text:p text:style-name="P899"/>
      <text:p text:style-name="P900"/>
      <text:p text:style-name="P901"><text:span text:style-name="T902">INSERT</text:span><text:span text:style-name="T903"><text:s/></text:span><text:span text:style-name="T904">INTO</text:span><text:span text:style-name="T905"><text:s/>CLIENTS<text:s/></text:span><text:span text:style-name="T906">VALUES<text:s/></text:span><text:span text:style-name="T907">(</text:span><text:span text:style-name="T908">'Georgi Georgiev'</text:span><text:span text:style-name="T909">,</text:span><text:span text:style-name="T910"><text:s/></text:span><text:span text:style-name="T911">DEFAULT</text:span><text:span text:style-name="T912">,</text:span><text:span text:style-name="T913"><text:s/></text:span><text:span text:style-name="T914">'0817263612'</text:span><text:span text:style-name="T915">,</text:span><text:span text:style-name="T916"><text:s/></text:span><text:span text:style-name="T917">DEFAULT</text:span><text:span text:style-name="T918">,</text:span><text:span text:style-name="T919"><text:s/></text:span><text:span text:style-name="T920">DEFAULT</text:span><text:span text:style-name="T921">);</text:span></text:p>
      <text:p text:style-name="P922"/>
      <text:soft-page-break/>
      <text:p text:style-name="P923"><text:span text:style-name="T924">INSERT</text:span><text:span text:style-name="T925"><text:s/></text:span><text:span text:style-name="T926">INTO</text:span><text:span text:style-name="T927"><text:s/>CLIENTS<text:s/></text:span><text:span text:style-name="T928">VALUES<text:s/></text:span><text:span text:style-name="T929">(</text:span><text:span text:style-name="T930">'Spas Naidenov'</text:span><text:span text:style-name="T931">,</text:span><text:span text:style-name="T932"><text:s/></text:span><text:span text:style-name="T933">'spas@abv.bg'</text:span><text:span text:style-name="T934">,</text:span><text:span text:style-name="T935"><text:s/></text:span><text:span text:style-name="T936">'0815267612'</text:span><text:span text:style-name="T937">,</text:span><text:span text:style-name="T938"><text:s/></text:span><text:span text:style-name="T939">DEFAULT</text:span><text:span text:style-name="T940">,</text:span><text:span text:style-name="T941"><text:s/></text:span><text:span text:style-name="T942">DEFAULT</text:span><text:span text:style-name="T943">);</text:span></text:p>
      <text:p text:style-name="P944"/>
      <text:p text:style-name="P945"><text:span text:style-name="T946">INSERT</text:span><text:span text:style-name="T947"><text:s/></text:span><text:span text:style-name="T948">INTO</text:span><text:span text:style-name="T949"><text:s/>CLIENTS<text:s/></text:span><text:span text:style-name="T950">VALUES<text:s/></text:span><text:span text:style-name="T951">(</text:span><text:span text:style-name="T952">'Razvigor Stoyanov'</text:span><text:span text:style-name="T953">,</text:span><text:span text:style-name="T954"><text:s/></text:span><text:span text:style-name="T955">'rasto@mail.bg'</text:span><text:span text:style-name="T956">,</text:span><text:span text:style-name="T957"><text:s/></text:span><text:span text:style-name="T958">'0873563612'</text:span><text:span text:style-name="T959">,</text:span><text:span text:style-name="T960"><text:s/></text:span><text:span text:style-name="T961">DEFAULT</text:span><text:span text:style-name="T962">,</text:span><text:span text:style-name="T963"><text:s/></text:span><text:span text:style-name="T964">DEFAULT</text:span><text:span text:style-name="T965">);</text:span></text:p>
      <text:p text:style-name="P966"/>
      <text:p text:style-name="P967"><text:span text:style-name="T968">INSERT</text:span><text:span text:style-name="T969"><text:s/></text:span><text:span text:style-name="T970">INTO</text:span><text:span text:style-name="T971"><text:s/>CLIENTS<text:s/></text:span><text:span text:style-name="T972">VALUES<text:s/></text:span><text:span text:style-name="T973">(</text:span><text:span text:style-name="T974">'Nataliya Simeonova'</text:span><text:span text:style-name="T975">,</text:span><text:span text:style-name="T976"><text:s/></text:span><text:span text:style-name="T977">DEFAULT</text:span><text:span text:style-name="T978">,</text:span><text:span text:style-name="T979"><text:s/></text:span><text:span text:style-name="T980">'0817266612'</text:span><text:span text:style-name="T981">,</text:span><text:span text:style-name="T982"><text:s/></text:span><text:span text:style-name="T983">DEFAULT</text:span><text:span text:style-name="T984">,</text:span><text:span text:style-name="T985"><text:s/></text:span><text:span text:style-name="T986">DEFAULT</text:span><text:span text:style-name="T987">);</text:span></text:p>
      <text:p text:style-name="P988"/>
      <text:p text:style-name="P989"><text:span text:style-name="T990">INSERT</text:span><text:span text:style-name="T991"><text:s/></text:span><text:span text:style-name="T992">INTO</text:span><text:span text:style-name="T993"><text:s/>CLIENTS<text:s/></text:span><text:span text:style-name="T994">VALUES<text:s/></text:span><text:span text:style-name="T995">(</text:span><text:span text:style-name="T996">'Dimitar Popstoykov'</text:span><text:span text:style-name="T997">,</text:span><text:span text:style-name="T998"><text:s/></text:span><text:span text:style-name="T999">DEFAULT</text:span><text:span text:style-name="T1000">,</text:span><text:span text:style-name="T1001"><text:s/></text:span><text:span text:style-name="T1002">'0817526312'</text:span><text:span text:style-name="T1003">,</text:span><text:span text:style-name="T1004"><text:s/></text:span><text:span text:style-name="T1005">DEFAULT</text:span><text:span text:style-name="T1006">,</text:span><text:span text:style-name="T1007"><text:s/>10</text:span><text:span text:style-name="T1008">);</text:span></text:p>
      <text:p text:style-name="P1009"/>
      <text:p text:style-name="P1010"><text:span text:style-name="T1011">INSERT</text:span><text:span text:style-name="T1012"><text:s/></text:span><text:span text:style-name="T1013">INTO</text:span><text:span text:style-name="T1014"><text:s/>CLIENTS<text:s/></text:span><text:span text:style-name="T1015">VALUES<text:s/></text:span><text:span text:style-name="T1016">(</text:span><text:span text:style-name="T1017">'Gergana Marinova'</text:span><text:span text:style-name="T1018">,</text:span><text:span text:style-name="T1019"><text:s/></text:span><text:span text:style-name="T1020">'geritO@gmail.com'</text:span><text:span text:style-name="T1021">,</text:span><text:span text:style-name="T1022"><text:s/></text:span><text:span text:style-name="T1023">'0803863612'</text:span><text:span text:style-name="T1024">,</text:span><text:span text:style-name="T1025"><text:s/></text:span><text:span text:style-name="T1026">DEFAULT</text:span><text:span text:style-name="T1027">,</text:span><text:span text:style-name="T1028"><text:s/></text:span><text:span text:style-name="T1029">DEFAULT</text:span><text:span text:style-name="T1030">);</text:span></text:p>
      <text:p text:style-name="P1031"/>
      <text:p text:style-name="P1032"><text:span text:style-name="T1033">INSERT</text:span><text:span text:style-name="T1034"><text:s/></text:span><text:span text:style-name="T1035">INTO</text:span><text:span text:style-name="T1036"><text:s/>CLIENTS<text:s/></text:span><text:span text:style-name="T1037">VALUES<text:s/></text:span><text:span text:style-name="T1038">(</text:span><text:span text:style-name="T1039">'Stoyanka Stoeva'</text:span><text:span text:style-name="T1040">,</text:span><text:span text:style-name="T1041"><text:s/></text:span><text:span text:style-name="T1042">DEFAULT</text:span><text:span text:style-name="T1043">,</text:span><text:span text:style-name="T1044"><text:s/></text:span><text:span text:style-name="T1045">'0817263513'</text:span><text:span text:style-name="T1046">,</text:span><text:span text:style-name="T1047"><text:s/></text:span><text:span text:style-name="T1048">DEFAULT</text:span><text:span text:style-name="T1049">,</text:span><text:span text:style-name="T1050"><text:s/></text:span><text:span text:style-name="T1051">DEFAULT</text:span><text:span text:style-name="T1052">);</text:span></text:p>
      <text:p text:style-name="P1053"/>
      <text:p text:style-name="P1054"><text:span text:style-name="T1055">INSERT</text:span><text:span text:style-name="T1056"><text:s/></text:span><text:span text:style-name="T1057">INTO</text:span><text:span text:style-name="T1058"><text:s/>CLIENTS<text:s/></text:span><text:span text:style-name="T1059">VALUES<text:s/></text:span><text:span text:style-name="T1060">(</text:span><text:span text:style-name="T1061">'Angel<text:s/></text:span><text:span text:style-name="T1062">Manahilov'</text:span><text:span text:style-name="T1063">,</text:span><text:span text:style-name="T1064"><text:s/></text:span><text:span text:style-name="T1065">'achomustacho@gmail.com'</text:span><text:span text:style-name="T1066">,</text:span><text:span text:style-name="T1067"><text:s/></text:span><text:span text:style-name="T1068">'0817251612'</text:span><text:span text:style-name="T1069">,</text:span><text:span text:style-name="T1070"><text:s/></text:span><text:span text:style-name="T1071">DEFAULT</text:span><text:span text:style-name="T1072">,</text:span><text:span text:style-name="T1073"><text:s/>7.5</text:span><text:span text:style-name="T1074">);</text:span></text:p>
      <text:p text:style-name="P1075"/>
      <text:p text:style-name="P1076"/>
      <text:p text:style-name="P1077"/>
      <text:p text:style-name="P1078"/>
      <text:p text:style-name="P1079"/>
      <text:p text:style-name="P1080"/>
      <text:p text:style-name="P1081"><text:span text:style-name="T1082">INSERT</text:span><text:span text:style-name="T1083"><text:s/></text:span><text:span text:style-name="T1084">INTO</text:span><text:span text:style-name="T1085"><text:s/>PURCHASES<text:s/></text:span><text:span text:style-name="T1086">VALUES<text:s/></text:span><text:span text:style-name="T1087">(</text:span><text:span text:style-name="T1088">1</text:span><text:span text:style-name="T1089">,</text:span><text:span text:style-name="T1090"><text:s/>2</text:span><text:span text:style-name="T1091">,</text:span><text:span text:style-name="T1092"><text:s/>7</text:span><text:span text:style-name="T1093">,</text:span><text:span text:style-name="T1094">10</text:span><text:span text:style-name="T1095">,</text:span><text:span text:style-name="T1096"><text:s/></text:span><text:span text:style-name="T1097">DEFAULT</text:span><text:span text:style-name="T1098">);</text:span></text:p>
      <text:p text:style-name="P1099"/>
      <text:p text:style-name="P1100"><text:span text:style-name="T1101">INSERT</text:span><text:span text:style-name="T1102"><text:s/></text:span><text:span text:style-name="T1103">INTO</text:span><text:span text:style-name="T1104"><text:s/>PURCHASES<text:s/></text:span><text:span text:style-name="T1105">VALUES<text:s/></text:span><text:span text:style-name="T1106">(</text:span><text:span text:style-name="T1107">1</text:span><text:span text:style-name="T1108">,</text:span><text:span text:style-name="T1109"><text:s/>4</text:span><text:span text:style-name="T1110">,</text:span><text:span text:style-name="T1111"><text:s/>2</text:span><text:span text:style-name="T1112">,</text:span><text:span text:style-name="T1113">11</text:span><text:span text:style-name="T1114">,</text:span><text:span text:style-name="T1115"><text:s/></text:span><text:span text:style-name="T1116">DEFAULT</text:span><text:span text:style-name="T1117">);</text:span></text:p>
      <text:p text:style-name="P1118"/>
      <text:p text:style-name="P1119"><text:span text:style-name="T1120">INSERT</text:span><text:span text:style-name="T1121"><text:s/></text:span><text:span text:style-name="T1122">INTO</text:span><text:span text:style-name="T1123"><text:s/>PURCHASES<text:s/></text:span><text:span text:style-name="T1124">VALUES<text:s/></text:span><text:span text:style-name="T1125">(</text:span><text:span text:style-name="T1126">5</text:span><text:span text:style-name="T1127">,</text:span><text:span text:style-name="T1128"><text:s/>1</text:span><text:span text:style-name="T1129">,</text:span><text:span text:style-name="T1130"><text:s/>3</text:span><text:span text:style-name="T1131">,</text:span><text:span text:style-name="T1132">12</text:span><text:span text:style-name="T1133">,</text:span><text:span text:style-name="T1134"><text:s/></text:span><text:span text:style-name="T1135">DEFAULT</text:span><text:span text:style-name="T1136">);</text:span></text:p>
      <text:p text:style-name="P1137"/>
      <text:p text:style-name="P1138"><text:span text:style-name="T1139">INSERT</text:span><text:span text:style-name="T1140"><text:s/></text:span><text:span text:style-name="T1141">INTO</text:span><text:span text:style-name="T1142"><text:s/>PURCHASES<text:s/></text:span><text:span text:style-name="T1143">VALUES<text:s/></text:span><text:span text:style-name="T1144">(</text:span><text:span text:style-name="T1145">3</text:span><text:span text:style-name="T1146">,</text:span><text:span text:style-name="T1147"><text:s/>3</text:span><text:span text:style-name="T1148">,</text:span><text:span text:style-name="T1149"><text:s/>3</text:span><text:span text:style-name="T1150">,</text:span><text:span text:style-name="T1151">12</text:span><text:span text:style-name="T1152">,</text:span><text:span text:style-name="T1153"><text:s/></text:span><text:span text:style-name="T1154">DEFAULT</text:span><text:span text:style-name="T1155">);</text:span></text:p>
      <text:p text:style-name="P1156"/>
      <text:p text:style-name="P1157"><text:span text:style-name="T1158">INSERT</text:span><text:span text:style-name="T1159"><text:s/></text:span><text:span text:style-name="T1160">INTO</text:span><text:span text:style-name="T1161"><text:s/>PURCHASES<text:s/></text:span><text:span text:style-name="T1162">VALUES<text:s/></text:span><text:span text:style-name="T1163">(</text:span><text:span text:style-name="T1164">2</text:span><text:span text:style-name="T1165">,</text:span><text:span text:style-name="T1166"><text:s/>7</text:span><text:span text:style-name="T1167">,</text:span><text:span text:style-name="T1168"><text:s/>5</text:span><text:span text:style-name="T1169">,</text:span><text:span text:style-name="T1170">12</text:span><text:span text:style-name="T1171">,</text:span><text:span text:style-name="T1172"><text:s/></text:span><text:span text:style-name="T1173">DEFAULT</text:span><text:span text:style-name="T1174">);</text:span></text:p>
      <text:p text:style-name="P1175"/>
      <text:p text:style-name="P1176"><text:span text:style-name="T1177">INSERT</text:span><text:span text:style-name="T1178"><text:s/></text:span><text:span text:style-name="T1179">INTO</text:span><text:span text:style-name="T1180"><text:s/>PURCHASES<text:s/></text:span><text:span text:style-name="T1181">VALUES<text:s/></text:span><text:span text:style-name="T1182">(</text:span><text:span text:style-name="T1183">4</text:span><text:span text:style-name="T1184">,</text:span><text:span text:style-name="T1185"><text:s/>2</text:span><text:span text:style-name="T1186">,</text:span><text:span text:style-name="T1187"><text:s/>1</text:span><text:span text:style-name="T1188">,</text:span><text:span text:style-name="T1189">12.5</text:span><text:span text:style-name="T1190">,</text:span><text:span text:style-name="T1191"><text:s/></text:span><text:span text:style-name="T1192">DEFAULT</text:span><text:span text:style-name="T1193">);</text:span></text:p>
      <text:p text:style-name="P1194"/>
      <text:p text:style-name="P1195"><text:span text:style-name="T1196">INSERT</text:span><text:span text:style-name="T1197"><text:s/></text:span><text:span text:style-name="T1198">INTO</text:span><text:span text:style-name="T1199"><text:s/>PURCHASES<text:s/></text:span><text:span text:style-name="T1200">VALUES<text:s/></text:span><text:span text:style-name="T1201">(</text:span><text:span text:style-name="T1202">5</text:span><text:span text:style-name="T1203">,</text:span><text:span text:style-name="T1204"><text:s/>8</text:span><text:span text:style-name="T1205">,</text:span><text:span text:style-name="T1206"><text:s/>4</text:span><text:span text:style-name="T1207">,</text:span><text:span text:style-name="T1208">12</text:span><text:span text:style-name="T1209">,</text:span><text:span text:style-name="T1210"><text:s/></text:span><text:span text:style-name="T1211">DEFAULT</text:span><text:span text:style-name="T1212">);</text:span></text:p>
      <text:p text:style-name="P1213"/>
      <text:p text:style-name="P1214"/>
      <text:p text:style-name="P1215"/>
      <text:p text:style-name="P1216"/>
      <text:p text:style-name="P1217"/>
      <text:p text:style-name="P1218"><text:span text:style-name="T1219">INSERT</text:span><text:span text:style-name="T1220"><text:s/></text:span><text:span text:style-name="T1221">INTO</text:span><text:span text:style-name="T1222"><text:s/>SUBSCRIPTIONTYPES<text:s/></text:span><text:span text:style-name="T1223">VALUES<text:s/></text:span><text:span text:style-name="T1224">(</text:span><text:span text:style-name="T1225">'Daily'</text:span><text:span text:style-name="T1226">,</text:span><text:span text:style-name="T1227"><text:s/>4.50</text:span><text:span text:style-name="T1228">,</text:span><text:span text:style-name="T1229"><text:s/>1</text:span><text:span text:style-name="T1230">);</text:span></text:p>
      <text:p text:style-name="P1231"/>
      <text:p text:style-name="P1232"><text:span text:style-name="T1233">INSERT</text:span><text:span text:style-name="T1234"><text:s/></text:span><text:span text:style-name="T1235">INTO</text:span><text:span text:style-name="T1236"><text:s/>SUBSCRIPTIONTYPES<text:s/></text:span><text:span text:style-name="T1237">VALUES<text:s/></text:span><text:span text:style-name="T1238">(</text:span><text:span text:style-name="T1239">'Weekly'</text:span><text:span text:style-name="T1240">,</text:span><text:span text:style-name="T1241"><text:s/>10</text:span><text:span text:style-name="T1242">,</text:span><text:span text:style-name="T1243"><text:s/>7</text:span><text:span text:style-name="T1244">);</text:span></text:p>
      <text:p text:style-name="P1245"/>
      <text:p text:style-name="P1246"><text:span text:style-name="T1247">INSERT</text:span><text:span text:style-name="T1248"><text:s/></text:span><text:span text:style-name="T1249">INTO</text:span><text:span text:style-name="T1250"><text:s/>SUBSCRIPTIONTYPES<text:s/></text:span><text:span text:style-name="T1251">VALUES<text:s/></text:span><text:span text:style-name="T1252">(</text:span><text:span text:style-name="T1253">'Monthly'</text:span><text:span text:style-name="T1254">,</text:span><text:span text:style-name="T1255"><text:s/>30</text:span><text:span text:style-name="T1256">,</text:span><text:span text:style-name="T1257"><text:s/>30</text:span><text:span text:style-name="T1258">);</text:span></text:p>
      <text:p text:style-name="P1259"/>
      <text:p text:style-name="P1260"><text:span text:style-name="T1261">INSERT</text:span><text:span text:style-name="T1262"><text:s/></text:span><text:span text:style-name="T1263">INTO</text:span><text:span text:style-name="T1264"><text:s/>SUBSCRIPTIONTYPES<text:s/></text:span><text:span text:style-name="T1265">VALUES<text:s/></text:span><text:span text:style-name="T1266">(</text:span><text:span text:style-name="T1267">'Yearly'</text:span><text:span text:style-name="T1268">,</text:span><text:span text:style-name="T1269"><text:s/>350.00</text:span><text:span text:style-name="T1270">,</text:span><text:span text:style-name="T1271"><text:s/>365</text:span><text:span text:style-name="T1272">);</text:span></text:p>
      <text:p text:style-name="P1273"/>
      <text:p text:style-name="P1274"><text:span text:style-name="T1275">INSERT</text:span><text:span text:style-name="T1276"><text:s/></text:span><text:span text:style-name="T1277">INTO</text:span><text:span text:style-name="T1278"><text:s/>SUBSCRIPTIONTYPES<text:s/></text:span><text:span text:style-name="T1279">VALUES<text:s/></text:span><text:span text:style-name="T1280">(</text:span><text:span text:style-name="T1281">'Daily(with instructor)'</text:span><text:span text:style-name="T1282">,</text:span><text:span text:style-name="T1283">8</text:span><text:span text:style-name="T1284">,</text:span><text:span text:style-name="T1285">1</text:span><text:span text:style-name="T1286">)</text:span></text:p>
      <text:p text:style-name="P1287"/>
      <text:p text:style-name="P1288"><text:span text:style-name="T1289">INSERT</text:span><text:span text:style-name="T1290"><text:s/></text:span><text:span text:style-name="T1291">INTO</text:span><text:span text:style-name="T1292"><text:s/>SUBSCRIPTIONTYPES<text:s/></text:span><text:span text:style-name="T1293">VALUES<text:s/></text:span><text:span text:style-name="T1294">(</text:span><text:span text:style-name="T1295">'Weekly(with instructor)'</text:span><text:span text:style-name="T1296">,</text:span><text:span text:style-name="T1297">20</text:span><text:span text:style-name="T1298">,</text:span><text:span text:style-name="T1299">7</text:span><text:span text:style-name="T1300">)</text:span></text:p>
      <text:p text:style-name="P1301"/>
      <text:p text:style-name="P1302"><text:span text:style-name="T1303">INSERT</text:span><text:span text:style-name="T1304"><text:s/></text:span><text:span text:style-name="T1305">INTO</text:span><text:span text:style-name="T1306"><text:s/>SUBSCRIPTIONTYPES<text:s/></text:span><text:span text:style-name="T1307">VALUES<text:s/></text:span><text:span text:style-name="T1308">(</text:span><text:span text:style-name="T1309">'Monthly(with instructor)'</text:span><text:span text:style-name="T1310">,</text:span><text:span text:style-name="T1311">50.00</text:span><text:span text:style-name="T1312">,</text:span><text:span text:style-name="T1313">30</text:span><text:span text:style-name="T1314">)</text:span></text:p>
      <text:p text:style-name="P1315"/>
      <text:p text:style-name="P1316"><text:span text:style-name="T1317">INSERT</text:span><text:span text:style-name="T1318"><text:s/></text:span><text:span text:style-name="T1319">INTO</text:span><text:span text:style-name="T1320"><text:s/>SUBSCRIPTIONTYPES<text:s/></text:span><text:span text:style-name="T1321">VALUES<text:s/></text:span><text:span text:style-name="T1322">(</text:span><text:span text:style-name="T1323">'Yearly(with instructor)'</text:span><text:span text:style-name="T1324">,</text:span><text:span text:style-name="T1325">500</text:span><text:span text:style-name="T1326">,</text:span><text:span text:style-name="T1327">365</text:span><text:span text:style-name="T1328">)</text:span></text:p>
      <text:p text:style-name="P1329"/>
      <text:p text:style-name="P1330"/>
      <text:p text:style-name="P1331"/>
      <text:p text:style-name="P1332"><text:span text:style-name="T1333">INSERT</text:span><text:span text:style-name="T1334"><text:s/></text:span><text:span text:style-name="T1335">INTO</text:span><text:span text:style-name="T1336"><text:s/>EMPLOYEETYPES<text:s/></text:span><text:span text:style-name="T1337">VALUES<text:s/></text:span><text:span text:style-name="T1338">(</text:span><text:span text:style-name="T1339">'Manager'</text:span><text:span text:style-name="T1340">,</text:span><text:span text:style-name="T1341"><text:s/>8.50</text:span><text:span text:style-name="T1342">);</text:span></text:p>
      <text:p text:style-name="P1343"/>
      <text:p text:style-name="P1344"><text:span text:style-name="T1345">INSERT</text:span><text:span text:style-name="T1346"><text:s/></text:span><text:span text:style-name="T1347">INTO</text:span><text:span text:style-name="T1348"><text:s/>EMPLOYEETYPES<text:s/></text:span><text:span text:style-name="T1349">VALUES<text:s/></text:span><text:span text:style-name="T1350">(</text:span><text:span text:style-name="T1351">'Instructor'</text:span><text:span text:style-name="T1352">,</text:span><text:span text:style-name="T1353"><text:s/>6.50</text:span><text:span text:style-name="T1354">);</text:span></text:p>
      <text:p text:style-name="P1355"/>
      <text:p text:style-name="P1356"><text:span text:style-name="T1357">INSERT</text:span><text:span text:style-name="T1358"><text:s/></text:span><text:span text:style-name="T1359">INTO</text:span><text:span text:style-name="T1360"><text:s/>EMPLOYEETYPES<text:s/></text:span><text:span text:style-name="T1361">VALUES<text:s/></text:span><text:span text:style-name="T1362">(</text:span><text:span text:style-name="T1363">'Janitor'</text:span><text:span text:style-name="T1364">,</text:span><text:span text:style-name="T1365"><text:s/>4.00</text:span><text:span text:style-name="T1366">);</text:span></text:p>
      <text:p text:style-name="P1367"/>
      <text:p text:style-name="P1368"><text:span text:style-name="T1369">INSERT</text:span><text:span text:style-name="T1370"><text:s/></text:span><text:span text:style-name="T1371">INTO</text:span><text:span text:style-name="T1372"><text:s/>EMPLOYEETYPES<text:s/></text:span><text:span text:style-name="T1373">VALUES<text:s/></text:span><text:span text:style-name="T1374">(</text:span><text:span text:style-name="T1375">'Equipment support'</text:span><text:span text:style-name="T1376">,</text:span><text:span text:style-name="T1377"><text:s/>7.00</text:span><text:span text:style-name="T1378">);</text:span></text:p>
      <text:p text:style-name="P1379"/>
      <text:p text:style-name="P1380"><text:span text:style-name="T1381">INSERT</text:span><text:span text:style-name="T1382"><text:s/></text:span><text:span text:style-name="T1383">INTO</text:span><text:span text:style-name="T1384"><text:s/>EMPLOYEETYPES<text:s/></text:span><text:span text:style-name="T1385">VALUES<text:s/></text:span><text:span text:style-name="T1386">(</text:span><text:span text:style-name="T1387">'Bartender'</text:span><text:span text:style-name="T1388">,</text:span><text:span text:style-name="T1389"><text:s/>5.00</text:span><text:span text:style-name="T1390">)</text:span></text:p>
      <text:p text:style-name="P1391"/>
      <text:p text:style-name="P1392"/>
      <text:p text:style-name="P1393"/>
      <text:p text:style-name="P1394"/>
      <text:p text:style-name="P1395"><text:span text:style-name="T1396">INSERT</text:span><text:span text:style-name="T1397"><text:s/></text:span><text:span text:style-name="T1398">INTO</text:span><text:span text:style-name="T1399"><text:s/>EMPLOYEES<text:s/></text:span><text:span text:style-name="T1400">VALUES<text:s/></text:span><text:span text:style-name="T1401">(</text:span><text:span text:style-name="T1402">'Kiril Mutafchiev'</text:span><text:span text:style-name="T1403">,</text:span><text:span text:style-name="T1404"><text:s/></text:span><text:span text:style-name="T1405">'kimut@gmail.com'</text:span><text:span text:style-name="T1406">,</text:span><text:span text:style-name="T1407"><text:s/></text:span><text:span text:style-name="T1408">'0861253713'</text:span><text:span text:style-name="T1409">,</text:span><text:span text:style-name="T1410"><text:s/></text:span><text:span text:style-name="T1411">'Troyan, "Iglika" 8'</text:span><text:span text:style-name="T1412">,</text:span><text:span text:style-name="T1413"><text:s/>1</text:span><text:span text:style-name="T1414">,</text:span><text:span text:style-name="T1415"><text:s/></text:span><text:span text:style-name="T1416">DEFAULT</text:span><text:span text:style-name="T1417">,</text:span><text:span text:style-name="T1418"><text:s/></text:span><text:span text:style-name="T1419">DEFAULT</text:span><text:span text:style-name="T1420">,</text:span><text:span text:style-name="T1421"><text:s/></text:span><text:span text:style-name="T1422">DEFAULT</text:span><text:span text:style-name="T1423">);</text:span></text:p>
      <text:p text:style-name="P1424"/>
      <text:p text:style-name="P1425"><text:span text:style-name="T1426">INSERT</text:span><text:span text:style-name="T1427"><text:s/></text:span><text:span text:style-name="T1428">INTO</text:span><text:span text:style-name="T1429"><text:s/>EMPLOYEES<text:s/></text:span><text:span text:style-name="T1430">VALUES<text:s/></text:span><text:span text:style-name="T1431">(</text:span><text:span text:style-name="T1432">'Samuil Krumov'</text:span><text:span text:style-name="T1433">,</text:span><text:span text:style-name="T1434"><text:s/></text:span><text:span text:style-name="T1435">'samuil@abv.bg'</text:span><text:span text:style-name="T1436">,</text:span><text:span text:style-name="T1437"><text:s/></text:span><text:span text:style-name="T1438">'0861258922'</text:span><text:span text:style-name="T1439">,</text:span><text:span text:style-name="T1440"><text:s/></text:span><text:span text:style-name="T1441">'Karnobat, "Plodorodie" 13'</text:span><text:span text:style-name="T1442">,</text:span><text:span text:style-name="T1443"><text:s/>2</text:span><text:span text:style-name="T1444">,</text:span><text:span text:style-name="T1445"><text:s/></text:span><text:span text:style-name="T1446">DEFAULT</text:span><text:span text:style-name="T1447">,</text:span><text:span text:style-name="T1448"><text:s/>6</text:span><text:span text:style-name="T1449">,</text:span><text:span text:style-name="T1450"><text:s/></text:span><text:span text:style-name="T1451">DEFAULT</text:span><text:span text:style-name="T1452">);</text:span></text:p>
      <text:p text:style-name="P1453"/>
      <text:p text:style-name="P1454"><text:span text:style-name="T1455">INSERT</text:span><text:span text:style-name="T1456"><text:s/></text:span><text:span text:style-name="T1457">INTO</text:span><text:span text:style-name="T1458"><text:s/>EMPLOYEES<text:s/></text:span><text:span text:style-name="T1459">VALUES<text:s/></text:span><text:span text:style-name="T1460">(</text:span><text:span text:style-name="T1461">'Asen Momchilov'</text:span><text:span text:style-name="T1462">,</text:span><text:span text:style-name="T1463"><text:s/></text:span><text:span text:style-name="T1464">DEFAULT</text:span><text:span text:style-name="T1465">,</text:span><text:span text:style-name="T1466"><text:s/></text:span><text:span text:style-name="T1467">'0834292649'</text:span><text:span text:style-name="T1468">,</text:span><text:span text:style-name="T1469"><text:s/></text:span><text:span text:style-name="T1470">'Sliven'</text:span><text:span text:style-name="T1471">,</text:span><text:span text:style-name="T1472"><text:s/>3</text:span><text:span text:style-name="T1473">,</text:span><text:span text:style-name="T1474"><text:s/></text:span><text:span text:style-name="T1475">DEFAULT</text:span><text:span text:style-name="T1476">,</text:span><text:span text:style-name="T1477"><text:s/>4</text:span><text:span text:style-name="T1478">,</text:span><text:span text:style-name="T1479"><text:s/></text:span><text:span text:style-name="T1480">DEFAULT</text:span><text:span text:style-name="T1481">);</text:span></text:p>
      <text:p text:style-name="P1482"/>
      <text:p text:style-name="P1483"><text:span text:style-name="T1484">INSERT</text:span><text:span text:style-name="T1485"><text:s/></text:span><text:span text:style-name="T1486">INTO</text:span><text:span text:style-name="T1487"><text:s/>EMPLOYEES<text:s/></text:span><text:span text:style-name="T1488">VALUES<text:s/></text:span><text:span text:style-name="T1489">(</text:span><text:span text:style-name="T1490">'Ivan Milev'</text:span><text:span text:style-name="T1491">,</text:span><text:span text:style-name="T1492"><text:s/></text:span><text:span text:style-name="T1493">'vanko82@gmail.com'</text:span><text:span text:style-name="T1494">,</text:span><text:span text:style-name="T1495"><text:s/></text:span><text:span text:style-name="T1496">'0861926493'</text:span><text:span text:style-name="T1497">,</text:span><text:span text:style-name="T1498"><text:s/></text:span><text:span text:style-name="T1499">'Krichim, "Bor" 5'</text:span><text:span text:style-name="T1500">,</text:span><text:span text:style-name="T1501"><text:s/>2</text:span><text:span text:style-name="T1502">,</text:span><text:span text:style-name="T1503"><text:s/></text:span><text:span text:style-name="T1504">DEFAULT</text:span><text:span text:style-name="T1505">,</text:span><text:span text:style-name="T1506"><text:s/>6</text:span><text:span text:style-name="T1507">,</text:span><text:span text:style-name="T1508"><text:s/></text:span><text:span text:style-name="T1509">DEFAULT</text:span><text:span text:style-name="T1510">);</text:span></text:p>
      <text:p text:style-name="P1511"/>
      <text:p text:style-name="P1512"><text:span text:style-name="T1513">INSERT</text:span><text:span text:style-name="T1514"><text:s/></text:span><text:span text:style-name="T1515">INTO</text:span><text:span text:style-name="T1516"><text:s/></text:span><text:span text:style-name="T1517">EMPLOYEES<text:s/></text:span><text:span text:style-name="T1518">VALUES<text:s/></text:span><text:span text:style-name="T1519">(</text:span><text:span text:style-name="T1520">'Momchil Zapryanov'</text:span><text:span text:style-name="T1521">,</text:span><text:span text:style-name="T1522"><text:s/></text:span><text:span text:style-name="T1523">DEFAULT</text:span><text:span text:style-name="T1524">,</text:span><text:span text:style-name="T1525"><text:s/></text:span><text:span text:style-name="T1526">'0861925481'</text:span><text:span text:style-name="T1527">,</text:span><text:span text:style-name="T1528"><text:s/></text:span><text:span text:style-name="T1529">'Blagoevgrad, "Vazrajdane" 52'</text:span><text:span text:style-name="T1530">,</text:span><text:span text:style-name="T1531"><text:s/>4</text:span><text:span text:style-name="T1532">,</text:span><text:span text:style-name="T1533"><text:s/></text:span><text:span text:style-name="T1534">DEFAULT</text:span><text:span text:style-name="T1535">,</text:span><text:span text:style-name="T1536"><text:s/>4</text:span><text:span text:style-name="T1537">,</text:span><text:span text:style-name="T1538"><text:s/></text:span><text:span text:style-name="T1539">DEFAULT</text:span><text:span text:style-name="T1540">);</text:span></text:p>
      <text:p text:style-name="P1541"/>
      <text:p text:style-name="P1542"><text:span text:style-name="T1543">INSERT</text:span><text:span text:style-name="T1544"><text:s/></text:span><text:span text:style-name="T1545">INTO</text:span><text:span text:style-name="T1546"><text:s/>EMPLOYEES<text:s/></text:span><text:span text:style-name="T1547">VALUES<text:s/></text:span><text:span text:style-name="T1548">(</text:span><text:span text:style-name="T1549">'Penka Zikatanova'</text:span><text:span text:style-name="T1550">,</text:span><text:span text:style-name="T1551"><text:s/></text:span><text:span text:style-name="T1552">DEFAULT</text:span><text:span text:style-name="T1553">,</text:span><text:span text:style-name="T1554"><text:s/></text:span><text:span text:style-name="T1555">'0873122121'</text:span><text:span text:style-name="T1556">,</text:span><text:span text:style-name="T1557"><text:s/></text:span><text:span text:style-name="T1558">'Studentski grad 22B'</text:span><text:span text:style-name="T1559">,</text:span><text:span text:style-name="T1560"><text:s/>5</text:span><text:span text:style-name="T1561">,</text:span><text:span text:style-name="T1562"><text:s/></text:span><text:span text:style-name="T1563">DEFAULT</text:span><text:span text:style-name="T1564">,</text:span><text:span text:style-name="T1565"><text:s/>8</text:span><text:span text:style-name="T1566">,</text:span><text:span text:style-name="T1567"><text:s/></text:span><text:span text:style-name="T1568">DEFAULT</text:span><text:span text:style-name="T1569">);</text:span></text:p>
      <text:p text:style-name="P1570"/>
      <text:p text:style-name="P1571"/>
      <text:p text:style-name="P1572"/>
      <text:p text:style-name="P1573"/>
      <text:p text:style-name="P1574"><text:span text:style-name="T1575">INSERT</text:span><text:span text:style-name="T1576"><text:s/></text:span><text:span text:style-name="T1577">INTO</text:span><text:span text:style-name="T1578"><text:s/>SUBSCRIPTIONS<text:s/></text:span><text:span text:style-name="T1579">VALUES<text:s/></text:span><text:span text:style-name="T1580">(</text:span><text:span text:style-name="T1581">2</text:span><text:span text:style-name="T1582">,</text:span><text:span text:style-name="T1583"><text:s/>1</text:span><text:span text:style-name="T1584">,</text:span><text:span text:style-name="T1585"><text:s/></text:span><text:span text:style-name="T1586">DEFAULT</text:span><text:span text:style-name="T1587">,</text:span><text:span text:style-name="T1588"><text:s/></text:span><text:span text:style-name="T1589">'2020/05/10'</text:span><text:span text:style-name="T1590">);</text:span></text:p>
      <text:p text:style-name="P1591"/>
      <text:p text:style-name="P1592"><text:span text:style-name="T1593">INSERT</text:span><text:span text:style-name="T1594"><text:s/></text:span><text:span text:style-name="T1595">INTO</text:span><text:span text:style-name="T1596"><text:s/>SUBSCRIPTIONS<text:s/></text:span><text:span text:style-name="T1597">VALUES<text:s/></text:span><text:span text:style-name="T1598">(</text:span><text:span text:style-name="T1599">1</text:span><text:span text:style-name="T1600">,</text:span><text:span text:style-name="T1601"><text:s/>2</text:span><text:span text:style-name="T1602">,</text:span><text:span text:style-name="T1603"><text:s/></text:span><text:span text:style-name="T1604">DEFAULT</text:span><text:span text:style-name="T1605">,</text:span><text:span text:style-name="T1606"><text:s/></text:span><text:span text:style-name="T1607">'2021/05/7'</text:span><text:span text:style-name="T1608">);</text:span></text:p>
      <text:p text:style-name="P1609"/>
      <text:p text:style-name="P1610"><text:span text:style-name="T1611">INSERT</text:span><text:span text:style-name="T1612"><text:s/></text:span><text:span text:style-name="T1613">INTO</text:span><text:span text:style-name="T1614"><text:s/>SUBSCRIPTIONS<text:s/></text:span><text:span text:style-name="T1615">VALUES<text:s/></text:span><text:span text:style-name="T1616">(</text:span><text:span text:style-name="T1617">3</text:span><text:span text:style-name="T1618">,</text:span><text:span text:style-name="T1619"><text:s/>3</text:span><text:span text:style-name="T1620">,</text:span><text:span text:style-name="T1621"><text:s/></text:span><text:span text:style-name="T1622">DEFAULT</text:span><text:span text:style-name="T1623">,</text:span><text:span text:style-name="T1624"><text:s/></text:span><text:span text:style-name="T1625">'2020/05/10'</text:span><text:span text:style-name="T1626">);</text:span></text:p>
      <text:p text:style-name="P1627"/>
      <text:p text:style-name="P1628"><text:span text:style-name="T1629">INSERT</text:span><text:span text:style-name="T1630"><text:s/></text:span><text:span text:style-name="T1631">INTO</text:span><text:span text:style-name="T1632"><text:s/>SUBSCRIPTIONS<text:s/></text:span><text:span text:style-name="T1633">VALUES<text:s/></text:span><text:span text:style-name="T1634">(</text:span><text:span text:style-name="T1635">3</text:span><text:span text:style-name="T1636">,</text:span><text:span text:style-name="T1637"><text:s/>7</text:span><text:span text:style-name="T1638">,</text:span><text:span text:style-name="T1639"><text:s/></text:span><text:span text:style-name="T1640">DEFAULT</text:span><text:span text:style-name="T1641">,</text:span><text:span text:style-name="T1642"><text:s/></text:span><text:span text:style-name="T1643">'2020/05/10'</text:span><text:span text:style-name="T1644">);</text:span></text:p>
      <text:p text:style-name="P1645"/>
      <text:p text:style-name="P1646"><text:span text:style-name="T1647">INSERT</text:span><text:span text:style-name="T1648"><text:s/></text:span><text:span text:style-name="T1649">INTO</text:span><text:span text:style-name="T1650"><text:s/>SUBSCRIPTIONS<text:s/></text:span><text:span text:style-name="T1651">VALUES<text:s/></text:span><text:span text:style-name="T1652">(</text:span><text:span text:style-name="T1653">1</text:span><text:span text:style-name="T1654">,</text:span><text:span text:style-name="T1655"><text:s/>5</text:span><text:span text:style-name="T1656">,</text:span><text:span text:style-name="T1657"><text:s/></text:span><text:span text:style-name="T1658">DEFAULT</text:span><text:span text:style-name="T1659">,</text:span><text:span text:style-name="T1660"><text:s/></text:span><text:span text:style-name="T1661">'2020/05/10'</text:span><text:span text:style-name="T1662">);</text:span></text:p>
      <text:p text:style-name="P1663"/>
      <text:p text:style-name="P1664"><text:span text:style-name="T1665">INSERT</text:span><text:span text:style-name="T1666"><text:s/></text:span><text:span text:style-name="T1667">INTO</text:span><text:span text:style-name="T1668"><text:s/>SUBSCRIPTIONS<text:s/></text:span><text:span text:style-name="T1669">VALUES<text:s/></text:span><text:span text:style-name="T1670">(</text:span><text:span text:style-name="T1671">4</text:span><text:span text:style-name="T1672">,</text:span><text:span text:style-name="T1673"><text:s/>4</text:span><text:span text:style-name="T1674">,</text:span><text:span text:style-name="T1675"><text:s/></text:span><text:span text:style-name="T1676">DEFAULT</text:span><text:span text:style-name="T1677">,</text:span><text:span text:style-name="T1678"><text:s/></text:span><text:span text:style-name="T1679">'2020/05/10'</text:span><text:span text:style-name="T1680">);</text:span></text:p>
      <text:p text:style-name="P1681"/>
      <text:p text:style-name="P1682"><text:span text:style-name="T1683">INSERT</text:span><text:span text:style-name="T1684"><text:s/></text:span><text:span text:style-name="T1685">INTO</text:span><text:span text:style-name="T1686"><text:s/>SUBSCRIPTIONS<text:s/></text:span><text:span text:style-name="T1687">VALUES<text:s/></text:span><text:span text:style-name="T1688">(</text:span><text:span text:style-name="T1689">3</text:span><text:span text:style-name="T1690">,</text:span><text:span text:style-name="T1691"><text:s/>4</text:span><text:span text:style-name="T1692">,</text:span><text:span text:style-name="T1693"><text:s/></text:span><text:span text:style-name="T1694">DEFAULT</text:span><text:span text:style-name="T1695">,</text:span><text:span text:style-name="T1696">'2020/05/7'</text:span><text:span text:style-name="T1697">);</text:span></text:p>
      <text:p text:style-name="P1698"/>
      <text:p text:style-name="P1699"><text:span text:style-name="T1700">INSERT</text:span><text:span text:style-name="T1701"><text:s/></text:span><text:span text:style-name="T1702">INTO</text:span><text:span text:style-name="T1703"><text:s/>SUBSCRIPTIONS<text:s/></text:span><text:span text:style-name="T1704">VALUES<text:s/></text:span><text:span text:style-name="T1705">(</text:span><text:span text:style-name="T1706">3</text:span><text:span text:style-name="T1707">,</text:span><text:span text:style-name="T1708"><text:s/>2</text:span><text:span text:style-name="T1709">,</text:span><text:span text:style-name="T1710"><text:s/>5</text:span><text:span text:style-name="T1711">,</text:span><text:span text:style-name="T1712">'2020/08/7'</text:span><text:span text:style-name="T1713">);</text:span></text:p>
      <text:p text:style-name="P1714"/>
      <text:p text:style-name="P1715"><text:span text:style-name="T1716">INSERT</text:span><text:span text:style-name="T1717"><text:s/></text:span><text:span text:style-name="T1718">INTO</text:span><text:span text:style-name="T1719"><text:s/></text:span><text:span text:style-name="T1720">SUBSCRIPTIONS<text:s/></text:span><text:span text:style-name="T1721">VALUES<text:s/></text:span><text:span text:style-name="T1722">(</text:span><text:span text:style-name="T1723">8</text:span><text:span text:style-name="T1724">,</text:span><text:span text:style-name="T1725"><text:s/>2</text:span><text:span text:style-name="T1726">,</text:span><text:span text:style-name="T1727"><text:s/>2</text:span><text:span text:style-name="T1728">,</text:span><text:span text:style-name="T1729"><text:s/></text:span><text:span text:style-name="T1730">'2021/1/10'</text:span><text:span text:style-name="T1731">)</text:span></text:p>
      <text:p text:style-name="P1732"/>
      <text:p text:style-name="Normal"><text:span text:style-name="T1733">INSERT</text:span><text:span text:style-name="T1734"><text:s/></text:span><text:span text:style-name="T1735">INTO</text:span><text:span text:style-name="T1736"><text:s/>SUBSCRIPTIONS<text:s/></text:span><text:span text:style-name="T1737">VALUES<text:s/></text:span><text:span text:style-name="T1738">(</text:span><text:span text:style-name="T1739">6</text:span><text:span text:style-name="T1740">,</text:span><text:span text:style-name="T1741"><text:s/>3</text:span><text:span text:style-name="T1742">,</text:span><text:span text:style-name="T1743"><text:s/>2</text:span><text:span text:style-name="T1744">,</text:span><text:span text:style-name="T1745"><text:s/></text:span><text:span text:style-name="T1746">'2020/10/10'</text:span><text:span text:style-name="T1747">)</text:span></text:p>
      <text:p text:style-name="ListParagraph"><text:span text:style-name="T1748">//</text:span><text:span text:style-name="T1749">TODO add info for invoices</text:span></text:p>
      <text:p text:style-name="P1750"/>
      <text:p text:style-name="ListParagraph"><text:span text:style-name="T1751">IV.<text:s/></text:span><text:span text:style-name="T1752">Примерни заявки</text:span></text:p>
      <text:p text:style-name="ListParagraph"><text:span text:style-name="T1753">IV-1.<text:s/></text:span><text:span text:style-name="T1754">Прости заявки</text:span></text:p>
      <text:p text:style-name="P1755"/>
      <text:p text:style-name="P1756"><text:span text:style-name="T1757">Select</text:span><text:span text:style-name="T1758"><text:s/></text:span><text:span text:style-name="T1759">*</text:span><text:span text:style-name="T1760"><text:s/></text:span></text:p>
      <text:p text:style-name="P1761"><text:span text:style-name="T1762">from</text:span><text:span text:style-name="T1763"><text:s/>EMPLOYEES</text:span></text:p>
      <text:p text:style-name="P1764"><text:span text:style-name="T1765">where</text:span><text:span text:style-name="T1766"><text:s/>EMAIL<text:s/></text:span><text:span text:style-name="T1767">is</text:span><text:span text:style-name="T1768"><text:s/></text:span><text:span text:style-name="T1769">null;</text:span></text:p>
      <text:p text:style-name="P1770"/>
      <text:p text:style-name="P1771"><text:span text:style-name="T1772">select</text:span><text:span text:style-name="T1773"><text:s/>ID</text:span><text:span text:style-name="T1774">,</text:span><text:span text:style-name="T1775"><text:s/></text:span><text:span text:style-name="T1776">name</text:span><text:span text:style-name="T1777">,</text:span><text:span text:style-name="T1778"><text:s/>EXPIRYDATE</text:span></text:p>
      <text:p text:style-name="P1779"><text:span text:style-name="T1780">from</text:span><text:span text:style-name="T1781"><text:s/></text:span><text:span text:style-name="T1782">PRODUCTS<text:s/></text:span></text:p>
      <text:p text:style-name="P1783"><text:span text:style-name="T1784">where</text:span><text:span text:style-name="T1785"><text:s/></text:span><text:span text:style-name="T1786">DATEADD</text:span><text:span text:style-name="T1787">(</text:span><text:span text:style-name="T1788">DAY</text:span><text:span text:style-name="T1789">,-</text:span><text:span text:style-name="T1790">10</text:span><text:span text:style-name="T1791">,</text:span><text:span text:style-name="T1792">EXPIRYDATE</text:span><text:span text:style-name="T1793">)&lt;=</text:span><text:span text:style-name="T1794">GETDATE</text:span><text:span text:style-name="T1795">();</text:span></text:p>
      <text:p text:style-name="P1796"/>
      <text:p text:style-name="P1797"><text:span text:style-name="T1798">select</text:span><text:span text:style-name="T1799"><text:s/>ID</text:span><text:span text:style-name="T1800">,</text:span><text:span text:style-name="T1801"><text:s/></text:span><text:span text:style-name="T1802">name</text:span><text:span text:style-name="T1803">,</text:span><text:span text:style-name="T1804"><text:s/>quantity<text:s/></text:span></text:p>
      <text:p text:style-name="P1805"><text:span text:style-name="T1806">from</text:span><text:span text:style-name="T1807"><text:s/>PRODUCTS</text:span></text:p>
      <text:p text:style-name="Normal"><text:span text:style-name="T1808">where</text:span><text:span text:style-name="T1809"><text:s/>QUANTITY</text:span><text:span text:style-name="T1810">&lt;</text:span><text:span text:style-name="T1811">20</text:span><text:span text:style-name="T1812">;</text:span></text:p>
      <text:p text:style-name="P1813"><text:span text:style-name="T1814">select</text:span><text:span text:style-name="T1815"><text:s/>id</text:span><text:span text:style-name="T1816">,</text:span><text:span text:style-name="T1817">name</text:span><text:span text:style-name="T1818">,</text:span><text:span text:style-name="T1819">totalpurchasevalue</text:span></text:p>
      <text:p text:style-name="P1820"><text:span text:style-name="T1821">from</text:span><text:span text:style-name="T1822"><text:s/>CLIENTS</text:span></text:p>
      <text:p text:style-name="Normal"><text:span text:style-name="T1823">where</text:span><text:span text:style-name="T1824"><text:s/>DISCOUNTONBAR</text:span><text:span text:style-name="T1825">&gt;</text:span><text:span text:style-name="T1826">0</text:span><text:span text:style-name="T1827">;</text:span></text:p>
      <text:p text:style-name="P1828"/>
      <text:p text:style-name="P1829"><text:span text:style-name="T1830">select</text:span><text:span text:style-name="T1831"><text:s/>ID</text:span><text:span text:style-name="T1832">,</text:span><text:span text:style-name="T1833">name</text:span></text:p>
      <text:p text:style-name="P1834"><text:span text:style-name="T1835">from</text:span><text:span text:style-name="T1836"><text:s/>CLIENTS</text:span></text:p>
      <text:p text:style-name="P1837"><text:span text:style-name="T1838">where</text:span><text:span text:style-name="T1839"><text:s/>TOTALPURCHASEVALUE</text:span><text:span text:style-name="T1840">&gt;</text:span><text:span text:style-name="T1841">1000<text:s/></text:span><text:span text:style-name="T1842">and</text:span><text:span text:style-name="T1843"><text:s/></text:span><text:span text:style-name="T1844">DISCOUNTONBAR</text:span><text:span text:style-name="T1845">=</text:span><text:span text:style-name="T1846">0</text:span><text:span text:style-name="T1847">;</text:span></text:p>
      <text:p text:style-name="P1848"/>
      <text:p text:style-name="P1849"><text:span text:style-name="T1850">select</text:span><text:span text:style-name="T1851"><text:s/></text:span><text:span text:style-name="T1852">*</text:span><text:span text:style-name="T1853"><text:s/></text:span></text:p>
      <text:p text:style-name="P1854"><text:span text:style-name="T1855">from</text:span><text:span text:style-name="T1856"><text:s/>PURCHASES</text:span></text:p>
      <text:p text:style-name="P1857"><text:span text:style-name="T1858">where</text:span><text:span text:style-name="T1859"><text:s/>CLIENTID</text:span><text:span text:style-name="T1860">=</text:span><text:span text:style-name="T1861">3</text:span><text:span text:style-name="T1862">;</text:span></text:p>
      <text:p text:style-name="P1863"/>
      <text:p text:style-name="P1864"><text:span text:style-name="T1865">select</text:span><text:span text:style-name="T1866"><text:s/></text:span><text:span text:style-name="T1867">*</text:span></text:p>
      <text:p text:style-name="P1868"><text:span text:style-name="T1869">from</text:span><text:span text:style-name="T1870"><text:s/>invoices</text:span></text:p>
      <text:p text:style-name="P1871"><text:span text:style-name="T1872">where</text:span><text:span text:style-name="T1873"><text:s/>price</text:span><text:span text:style-name="T1874">&gt;</text:span><text:span text:style-name="T1875">2000</text:span><text:span text:style-name="T1876">;</text:span></text:p>
      <text:p text:style-name="P1877"/>
      <text:p text:style-name="P1878"><text:span text:style-name="T1879">select</text:span><text:span text:style-name="T1880"><text:s/></text:span><text:span text:style-name="T1881">*</text:span></text:p>
      <text:p text:style-name="P1882"><text:span text:style-name="T1883">from</text:span><text:span text:style-name="T1884"><text:s/>SUBSCRIPTIONTYPES</text:span></text:p>
      <text:p text:style-name="Normal"><text:span text:style-name="T1885">where</text:span><text:span text:style-name="T1886"><text:s/>DURATION</text:span><text:span text:style-name="T1887">&gt;</text:span><text:span text:style-name="T1888">7</text:span><text:span text:style-name="T1889">;</text:span></text:p>
      <text:p text:style-name="P1890"/>
      <text:p text:style-name="ListParagraph"><text:span text:style-name="T1891">IV-2.<text:s/></text:span><text:span text:style-name="T1892">Заявки върху 2 или повече релации</text:span></text:p>
      <text:p text:style-name="P1893"><text:span text:style-name="T1894">select</text:span><text:span text:style-name="T1895"><text:s/>CLIENTS</text:span><text:span text:style-name="T1896">.</text:span><text:span text:style-name="T1897">NAME</text:span><text:span text:style-name="T1898"><text:s/></text:span><text:span text:style-name="T1899">as</text:span><text:span text:style-name="T1900"><text:s/>client_name</text:span><text:span text:style-name="T1901">,</text:span><text:span text:style-name="T1902">CLIENTS</text:span><text:span text:style-name="T1903">.</text:span><text:span text:style-name="T1904">PHONENUMBER<text:s/></text:span><text:span text:style-name="T1905">as</text:span><text:span text:style-name="T1906"><text:s/></text:span><text:span text:style-name="T1907">client_phone_number</text:span><text:span text:style-name="T1908">,</text:span><text:span text:style-name="T1909"><text:s/>TYPEid<text:s/></text:span><text:span text:style-name="T1910">as</text:span><text:span text:style-name="T1911"><text:s/>subscription_type</text:span><text:span text:style-name="T1912">,</text:span><text:span text:style-name="T1913"><text:s/>EXPIRATIONDATE<text:s/></text:span><text:span text:style-name="T1914">as</text:span><text:span text:style-name="T1915"><text:s/>expiration_date</text:span></text:p>
      <text:p text:style-name="P1916"><text:span text:style-name="T1917">from</text:span><text:span text:style-name="T1918"><text:s/>SUBSCRIPTIONS</text:span><text:span text:style-name="T1919">,</text:span><text:span text:style-name="T1920"><text:s/>CLIENTS</text:span></text:p>
      <text:p text:style-name="P1921"><text:span text:style-name="T1922">where</text:span><text:span text:style-name="T1923"><text:s/>CLIENTID</text:span><text:span text:style-name="T1924">=</text:span><text:span text:style-name="T1925">CLIENTS</text:span><text:span text:style-name="T1926">.</text:span><text:span text:style-name="T1927">ID<text:s/></text:span><text:span text:style-name="T1928">and</text:span><text:span text:style-name="T1929"><text:s/></text:span><text:span text:style-name="T1930">(</text:span><text:span text:style-name="T1931">typeid</text:span><text:span text:style-name="T1932">=</text:span><text:span text:style-name="T1933">3<text:s/></text:span><text:span text:style-name="T1934">or</text:span><text:span text:style-name="T1935"><text:s/>TYPEID</text:span><text:span text:style-name="T1936">=</text:span><text:span text:style-name="T1937">2</text:span><text:span text:style-name="T1938">)</text:span><text:span text:style-name="T1939"><text:s/></text:span><text:span text:style-name="T1940">and</text:span><text:span text:style-name="T1941"><text:s/></text:span><text:span text:style-name="T1942">DATEADD</text:span><text:span text:style-name="T1943">(</text:span><text:span text:style-name="T1944">DAY</text:span><text:span text:style-name="T1945">,-</text:span><text:span text:style-name="T1946">5</text:span><text:span text:style-name="T1947">,</text:span><text:span text:style-name="T1948">EXPIRATIONDATE</text:span><text:span text:style-name="T1949">)&lt;=</text:span><text:span text:style-name="T1950">GETDATE</text:span><text:span text:style-name="T1951">();</text:span></text:p>
      <text:p text:style-name="P1952"/>
      <text:p text:style-name="P1953"/>
      <text:p text:style-name="P1954"><text:span text:style-name="T1955">(</text:span><text:span text:style-name="T1956">select</text:span><text:span text:style-name="T1957"><text:s/>id</text:span></text:p>
      <text:p text:style-name="P1958"><text:span text:style-name="T1959">from</text:span><text:span text:style-name="T1960"><text:s/>employees</text:span></text:p>
      <text:p text:style-name="P1961"><text:span text:style-name="T1962">where</text:span><text:span text:style-name="T1963"><text:s/></text:span><text:span text:style-name="T1964">workinghours<text:s/></text:span><text:span text:style-name="T1965">=</text:span><text:span text:style-name="T1966"><text:s/>4</text:span><text:span text:style-name="T1967">)</text:span></text:p>
      <text:p text:style-name="P1968"><text:span text:style-name="T1969">intersect</text:span></text:p>
      <text:p text:style-name="P1970"><text:span text:style-name="T1971">(</text:span><text:span text:style-name="T1972">select</text:span><text:span text:style-name="T1973"><text:s/>instructorid</text:span></text:p>
      <text:p text:style-name="P1974"><text:span text:style-name="T1975">from</text:span><text:span text:style-name="T1976"><text:s/>subscriptions</text:span></text:p>
      <text:p text:style-name="ListParagraph"><text:span text:style-name="T1977">where</text:span><text:span text:style-name="T1978"><text:s/>expirationdate</text:span><text:span text:style-name="T1979">&gt;</text:span><text:span text:style-name="T1980">getdate</text:span><text:span text:style-name="T1981">());</text:span></text:p>
      <text:p text:style-name="P1982"/>
      <text:p text:style-name="P1983"><text:span text:style-name="T1984">select</text:span><text:span text:style-name="T1985"><text:s/>EMPLOYEES</text:span><text:span text:style-name="T1986">.</text:span><text:span text:style-name="T1987">ID</text:span><text:span text:style-name="T1988">,</text:span><text:span text:style-name="T1989">EMPLOYEES</text:span><text:span text:style-name="T1990">.</text:span><text:span text:style-name="T1991">NAME</text:span><text:span text:style-name="T1992">,</text:span><text:span text:style-name="T1993">EMPLOYEETYPES</text:span><text:span text:style-name="T1994">.</text:span><text:span text:style-name="T1995">SALARY</text:span><text:span text:style-name="T1996">,</text:span><text:span text:style-name="T1997">EMPLOYEES</text:span><text:span text:style-name="T1998">.</text:span><text:span text:style-name="T1999">WORKINGHOURS</text:span></text:p>
      <text:p text:style-name="P2000"><text:span text:style-name="T2001">from</text:span><text:span text:style-name="T2002"><text:s/>EMPLOYEES</text:span><text:span text:style-name="T2003">,</text:span><text:span text:style-name="T2004">EMPLOYEETYPES</text:span></text:p>
      <text:p text:style-name="P2005"><text:span text:style-name="T2006">where</text:span><text:span text:style-name="T2007"><text:s/>EMPLOYEES</text:span><text:span text:style-name="T2008">.</text:span><text:span text:style-name="T2009">EMPLOYEETYPEID</text:span><text:span text:style-name="T2010">=</text:span><text:span text:style-name="T2011">EMPLOYEETYPES</text:span><text:span text:style-name="T2012">.</text:span><text:span text:style-name="T2013">ID<text:s/></text:span><text:span text:style-name="T2014">and</text:span><text:span text:style-name="T2015"><text:s/>EMPLOYEES</text:span><text:span text:style-name="T2016">.</text:span><text:span text:style-name="T2017">BONUSSALARY</text:span><text:span text:style-name="T2018">=</text:span><text:span text:style-name="T2019">0</text:span></text:p>
      <text:p text:style-name="Normal"><text:span text:style-name="T2020">order</text:span><text:span text:style-name="T2021"><text:s/></text:span><text:span text:style-name="T2022">by</text:span><text:span text:style-name="T2023"><text:s/>salary</text:span><text:span text:style-name="T2024">;</text:span></text:p>
      <text:p text:style-name="P2025"/>
      <text:p text:style-name="P2026"/>
      <text:p text:style-name="P2027"><text:span text:style-name="T2028">select</text:span><text:span text:style-name="T2029"><text:s/>CLIENTS</text:span><text:span text:style-name="T2030">.</text:span><text:span text:style-name="T2031">ID<text:s/></text:span><text:span text:style-name="T2032">as</text:span><text:span text:style-name="T2033"><text:s/>client_id</text:span><text:span text:style-name="T2034">,</text:span><text:span text:style-name="T2035"><text:s/>CLIENTS</text:span><text:span text:style-name="T2036">.</text:span><text:span text:style-name="T2037">name</text:span><text:span text:style-name="T2038"><text:s/></text:span><text:span text:style-name="T2039">as</text:span><text:span text:style-name="T2040"><text:s/>client_name</text:span><text:span text:style-name="T2041">,</text:span><text:span text:style-name="T2042"><text:s/>PURCHASES</text:span><text:span text:style-name="T2043">.</text:span><text:span text:style-name="T2044">price</text:span><text:span text:style-name="T2045">,</text:span><text:span text:style-name="T2046"><text:s/>PURCHASES</text:span><text:span text:style-name="T2047">.</text:span><text:span text:style-name="T2048">PLACEDATE</text:span></text:p>
      <text:p text:style-name="P2049"><text:span text:style-name="T2050">from</text:span><text:span text:style-name="T2051"><text:s/>CLIENTS</text:span><text:span text:style-name="T2052">,</text:span><text:span text:style-name="T2053">PURCHASES</text:span></text:p>
      <text:p text:style-name="P2054"><text:span text:style-name="T2055">where</text:span><text:span text:style-name="T2056"><text:s/>CLIENTS</text:span><text:span text:style-name="T2057">.</text:span><text:span text:style-name="T2058">ID</text:span><text:span text:style-name="T2059">=</text:span><text:span text:style-name="T2060">PURCHASES</text:span><text:span text:style-name="T2061">.</text:span><text:span text:style-name="T2062">CLIENTID</text:span></text:p>
      <text:p text:style-name="P2063"/>
      <text:p text:style-name="P2064"/>
      <text:p text:style-name="P2065"><text:span text:style-name="T2066">select</text:span><text:span text:style-name="T2067"><text:s/>CLIENTS</text:span><text:span text:style-name="T2068">.</text:span><text:span text:style-name="T2069">ID<text:s/></text:span><text:span text:style-name="T2070">as</text:span><text:span text:style-name="T2071"><text:s/>client_id</text:span><text:span text:style-name="T2072">,</text:span><text:span text:style-name="T2073"><text:s/>CLIENTS</text:span><text:span text:style-name="T2074">.</text:span><text:span text:style-name="T2075">name</text:span><text:span text:style-name="T2076"><text:s/></text:span><text:span text:style-name="T2077">as</text:span><text:span text:style-name="T2078"><text:s/>client_name</text:span><text:span text:style-name="T2079">,</text:span><text:span text:style-name="T2080"><text:s/>SUBSCRIPTIONTYPES</text:span><text:span text:style-name="T2081">.</text:span><text:span text:style-name="T2082">NAME</text:span><text:span text:style-name="T2083">,</text:span><text:span text:style-name="T2084"><text:s/>SUBSCRIPTIONS</text:span><text:span text:style-name="T2085">.</text:span><text:span text:style-name="T2086">INSTRUCTORID</text:span></text:p>
      <text:p text:style-name="P2087"><text:span text:style-name="T2088">from</text:span><text:span text:style-name="T2089"><text:s/>CLIENTS</text:span><text:span text:style-name="T2090">,</text:span><text:span text:style-name="T2091">SUBSCRIPTIONS</text:span><text:span text:style-name="T2092">,</text:span><text:span text:style-name="T2093">SUBSCRIPTIONTYPES</text:span></text:p>
      <text:p text:style-name="P2094"><text:span text:style-name="T2095">where</text:span><text:span text:style-name="T2096"><text:s/>CLIENTS</text:span><text:span text:style-name="T2097">.</text:span><text:span text:style-name="T2098">ID</text:span><text:span text:style-name="T2099">=</text:span><text:span text:style-name="T2100">SUBSCRIPTIONS</text:span><text:span text:style-name="T2101">.</text:span><text:span text:style-name="T2102">CLIENTID<text:s/></text:span><text:span text:style-name="T2103">and</text:span><text:span text:style-name="T2104"><text:s/>SUBSCRIPTIONTYPES</text:span><text:span text:style-name="T2105">.</text:span><text:span text:style-name="T2106">ID</text:span><text:span text:style-name="T2107">=</text:span><text:span text:style-name="T2108">SUBSCRIPTIONS</text:span><text:span text:style-name="T2109">.</text:span><text:span text:style-name="T2110">TYPEID<text:s/></text:span><text:span text:style-name="T2111">and</text:span><text:span text:style-name="T2112"><text:s/>INSTRUCTORID<text:s/></text:span><text:span text:style-name="T2113">is</text:span><text:span text:style-name="T2114"><text:s/></text:span><text:span text:style-name="T2115">not</text:span><text:span text:style-name="T2116"><text:s/></text:span><text:span text:style-name="T2117">null;</text:span></text:p>
      <text:p text:style-name="P2118"/>
      <text:p text:style-name="ListParagraph"><text:span text:style-name="T2119">IV-3.<text:s/></text:span><text:span text:style-name="T2120">Подзаявки</text:span></text:p>
      <text:p text:style-name="ListParagraph"><text:span text:style-name="T2121">IV-4.<text:s/></text:span><text:span text:style-name="T2122">Съединения</text:span></text:p>
      <text:p text:style-name="ListParagraph"><text:span text:style-name="T2123">IV-5.<text:s/></text:span><text:span text:style-name="T2124">Групиране и агрегация</text:span></text:p>
      <text:p text:style-name="ListParagraph"><text:span text:style-name="T2125">V.</text:span><text:span text:style-name="T2126"><text:s/>Заключение</text:span></text:p>
      <text:p text:style-name="ListParagraph"><text:span text:style-name="T2127">V-1.<text:s/></text:span><text:span text:style-name="T2128">Ограничения</text:span></text:p>
      <text:p text:style-name="P2129"><text:span text:style-name="T2130">Alter</text:span><text:span text:style-name="T2131"><text:s/></text:span><text:span text:style-name="T2132">table</text:span><text:span text:style-name="T2133"><text:s/>invoices</text:span></text:p>
      <text:p text:style-name="P2134"><text:span text:style-name="T2135">add</text:span><text:span text:style-name="T2136"><text:s/></text:span><text:span text:style-name="T2137">constraint</text:span><text:span text:style-name="T2138"><text:s/>invoices_productid_fk<text:s/></text:span><text:span text:style-name="T2139">foreign</text:span><text:span text:style-name="T2140"><text:s/></text:span><text:span text:style-name="T2141">key</text:span><text:span text:style-name="T2142">(</text:span><text:span text:style-name="T2143">productid</text:span><text:span text:style-name="T2144">)</text:span><text:span text:style-name="T2145"><text:s/></text:span><text:span text:style-name="T2146">references</text:span><text:span text:style-name="T2147"><text:s/>products</text:span><text:span text:style-name="T2148">(</text:span><text:span text:style-name="T2149">id</text:span><text:span text:style-name="T2150">);</text:span></text:p>
      <text:p text:style-name="P2151"/>
      <text:p text:style-name="P2152"><text:span text:style-name="T2153">Alter</text:span><text:span text:style-name="T2154"><text:s/></text:span><text:span text:style-name="T2155">table</text:span><text:span text:style-name="T2156"><text:s/>employees</text:span></text:p>
      <text:p text:style-name="P2157"><text:span text:style-name="T2158">add</text:span><text:span text:style-name="T2159"><text:s/></text:span><text:span text:style-name="T2160">constraint</text:span><text:span text:style-name="T2161"><text:s/>employees_typeid_fk<text:s/></text:span><text:span text:style-name="T2162">foreign</text:span><text:span text:style-name="T2163"><text:s/></text:span><text:span text:style-name="T2164">key</text:span><text:span text:style-name="T2165">(</text:span><text:span text:style-name="T2166">employeetypeid</text:span><text:span text:style-name="T2167">)</text:span><text:span text:style-name="T2168"><text:s/></text:span><text:span text:style-name="T2169">references</text:span><text:span text:style-name="T2170"><text:s/>employeetypes</text:span><text:span text:style-name="T2171">(</text:span><text:span text:style-name="T2172">id</text:span><text:span text:style-name="T2173">);</text:span></text:p>
      <text:p text:style-name="P2174"/>
      <text:p text:style-name="P2175"><text:span text:style-name="T2176">Alter</text:span><text:span text:style-name="T2177"><text:s/></text:span><text:span text:style-name="T2178">table</text:span><text:span text:style-name="T2179"><text:s/>purchases</text:span></text:p>
      <text:p text:style-name="P2180"><text:span text:style-name="T2181">add</text:span><text:span text:style-name="T2182"><text:s/></text:span><text:span text:style-name="T2183">constraint</text:span><text:span text:style-name="T2184"><text:s/>purchases_clientid_fk<text:s/></text:span><text:span text:style-name="T2185">foreign</text:span><text:span text:style-name="T2186"><text:s/></text:span><text:span text:style-name="T2187">key</text:span><text:span text:style-name="T2188">(</text:span><text:span text:style-name="T2189">clientid</text:span><text:span text:style-name="T2190">)</text:span><text:span text:style-name="T2191"><text:s/></text:span><text:span text:style-name="T2192">references</text:span><text:span text:style-name="T2193"><text:s/>clients</text:span><text:span text:style-name="T2194">(</text:span><text:span text:style-name="T2195">id</text:span><text:span text:style-name="T2196">);</text:span></text:p>
      <text:p text:style-name="P2197"/>
      <text:p text:style-name="P2198"><text:span text:style-name="T2199">Alter</text:span><text:span text:style-name="T2200"><text:s/></text:span><text:span text:style-name="T2201">table</text:span><text:span text:style-name="T2202"><text:s/>purchases</text:span></text:p>
      <text:p text:style-name="P2203"><text:span text:style-name="T2204">add</text:span><text:span text:style-name="T2205"><text:s/></text:span><text:span text:style-name="T2206">constraint</text:span><text:span text:style-name="T2207"><text:s/>purchases_productid_fk<text:s/></text:span><text:span text:style-name="T2208">foreign</text:span><text:span text:style-name="T2209"><text:s/></text:span><text:span text:style-name="T2210">key</text:span><text:span text:style-name="T2211">(</text:span><text:span text:style-name="T2212">productid</text:span><text:span text:style-name="T2213">)</text:span><text:span text:style-name="T2214"><text:s/></text:span><text:span text:style-name="T2215">references</text:span><text:span text:style-name="T2216"><text:s/>products</text:span><text:span text:style-name="T2217">(</text:span><text:span text:style-name="T2218">id</text:span><text:span text:style-name="T2219">);</text:span></text:p>
      <text:p text:style-name="P2220"/>
      <text:p text:style-name="P2221"><text:span text:style-name="T2222">Alter</text:span><text:span text:style-name="T2223"><text:s/></text:span><text:span text:style-name="T2224">table</text:span><text:span text:style-name="T2225"><text:s/>subscriptions</text:span></text:p>
      <text:p text:style-name="P2226"><text:span text:style-name="T2227">add</text:span><text:span text:style-name="T2228"><text:s/></text:span><text:span text:style-name="T2229">constraint</text:span><text:span text:style-name="T2230"><text:s/>subs_clientid_fk<text:s/></text:span><text:span text:style-name="T2231">foreign</text:span><text:span text:style-name="T2232"><text:s/></text:span><text:span text:style-name="T2233">key</text:span><text:span text:style-name="T2234">(</text:span><text:span text:style-name="T2235">clientid</text:span><text:span text:style-name="T2236">)</text:span><text:span text:style-name="T2237"><text:s/></text:span><text:span text:style-name="T2238">references</text:span><text:span text:style-name="T2239"><text:s/>clients</text:span><text:span text:style-name="T2240">(</text:span><text:span text:style-name="T2241">id</text:span><text:span text:style-name="T2242">);</text:span></text:p>
      <text:p text:style-name="P2243"/>
      <text:p text:style-name="P2244"><text:span text:style-name="T2245">Alter</text:span><text:span text:style-name="T2246"><text:s/></text:span><text:span text:style-name="T2247">table</text:span><text:span text:style-name="T2248"><text:s/>subscriptions</text:span></text:p>
      <text:p text:style-name="P2249"><text:span text:style-name="T2250">add</text:span><text:span text:style-name="T2251"><text:s/></text:span><text:span text:style-name="T2252">constraint</text:span><text:span text:style-name="T2253"><text:s/>subs_instructorid_fk<text:s/></text:span><text:span text:style-name="T2254">foreign</text:span><text:span text:style-name="T2255"><text:s/></text:span><text:span text:style-name="T2256">key</text:span><text:span text:style-name="T2257">(</text:span><text:span text:style-name="T2258">instructorid</text:span><text:span text:style-name="T2259">)</text:span><text:span text:style-name="T2260"><text:s/></text:span><text:span text:style-name="T2261">references</text:span><text:span text:style-name="T2262"><text:s/>employees</text:span><text:span text:style-name="T2263">(</text:span><text:span text:style-name="T2264">id</text:span><text:span text:style-name="T2265">);</text:span></text:p>
      <text:p text:style-name="P2266"/>
      <text:p text:style-name="P2267"><text:span text:style-name="T2268">Alter</text:span><text:span text:style-name="T2269"><text:s/></text:span><text:span text:style-name="T2270">table</text:span><text:span text:style-name="T2271"><text:s/>subscriptions</text:span></text:p>
      <text:p text:style-name="P2272"><text:span text:style-name="T2273">add</text:span><text:span text:style-name="T2274"><text:s/></text:span><text:span text:style-name="T2275">constraint</text:span><text:span text:style-name="T2276"><text:s/>subs_typeid_fk<text:s/></text:span><text:span text:style-name="T2277">foreign</text:span><text:span text:style-name="T2278"><text:s/></text:span><text:span text:style-name="T2279">key</text:span><text:span text:style-name="T2280">(</text:span><text:span text:style-name="T2281">typeid</text:span><text:span text:style-name="T2282">)</text:span><text:span text:style-name="T2283"><text:s/></text:span><text:span text:style-name="T2284">references</text:span><text:span text:style-name="T2285"><text:s/>subscriptiontypes</text:span><text:span text:style-name="T2286">(</text:span><text:span text:style-name="T2287">id</text:span><text:span text:style-name="T2288">);</text:span></text:p>
      <text:p text:style-name="P2289"/>
      <text:p text:style-name="P2290"><text:span text:style-name="T2291">ALTER</text:span><text:span text:style-name="T2292"><text:s/></text:span><text:span text:style-name="T2293">TABLE</text:span><text:span text:style-name="T2294"><text:s/>products</text:span></text:p>
      <text:p text:style-name="P2295"><text:span text:style-name="T2296">ADD</text:span><text:span text:style-name="T2297"><text:s/></text:span><text:span text:style-name="T2298">CONSTRAINT</text:span><text:span text:style-name="T2299"><text:s/>products_positive_quantity<text:s/></text:span><text:span text:style-name="T2300">CHECK<text:s/></text:span><text:span text:style-name="T2301">(</text:span><text:span text:style-name="T2302">quantity</text:span><text:span text:style-name="T2303">&gt;</text:span><text:span text:style-name="T2304">0</text:span><text:span text:style-name="T2305">)</text:span></text:p>
      <text:p text:style-name="P2306"/>
      <text:p text:style-name="P2307"><text:span text:style-name="T2308">ALTER</text:span><text:span text:style-name="T2309"><text:s/></text:span><text:span text:style-name="T2310">TABLE</text:span><text:span text:style-name="T2311"><text:s/>INVOICES</text:span></text:p>
      <text:p text:style-name="ListParagraph"><text:span text:style-name="T2312">ADD</text:span><text:span text:style-name="T2313"><text:s/></text:span><text:span text:style-name="T2314">CONSTRAINT</text:span><text:span text:style-name="T2315"><text:s/>invoices_positive_quantity<text:s/></text:span><text:span text:style-name="T2316">CHECK<text:s/></text:span><text:span text:style-name="T2317">(</text:span><text:span text:style-name="T2318">quantity</text:span><text:span text:style-name="T2319">&gt;</text:span><text:span text:style-name="T2320">0</text:span><text:span text:style-name="T2321">)</text:span></text:p>
      <text:p text:style-name="ListParagraph"><text:span text:style-name="T2322">V</text:span><text:span text:style-name="T2323">-2.<text:s/></text:span><text:span text:style-name="T2324">Изгледи, индекси и тригери</text:span></text:p>
      <text:p text:style-name="P2325">Тригери:</text:p>
      <text:p text:style-name="P2326"><text:span text:style-name="T2327">USE</text:span><text:span text:style-name="T2328"><text:s/>fitness</text:span></text:p>
      <text:p text:style-name="P2329"><text:span text:style-name="T2330">GO</text:span></text:p>
      <text:p text:style-name="P2331"/>
      <text:p text:style-name="P2332"><text:span text:style-name="T2333">CREATE</text:span><text:span text:style-name="T2334"><text:s/></text:span><text:span text:style-name="T2335">TRIGGER</text:span><text:span text:style-name="T2336"><text:s/>PURCHASES_AFTER_INSERT</text:span></text:p>
      <text:p text:style-name="P2337"><text:span text:style-name="T2338">ON</text:span><text:span text:style-name="T2339"><text:s/>PURCHASES<text:s/></text:span></text:p>
      <text:p text:style-name="P2340"><text:span text:style-name="T2341">AFTER</text:span><text:span text:style-name="T2342"><text:s/></text:span><text:span text:style-name="T2343">INSERT</text:span></text:p>
      <text:soft-page-break/>
      <text:p text:style-name="P2344"><text:span text:style-name="T2345">AS</text:span></text:p>
      <text:p text:style-name="P2346"><text:span text:style-name="T2347">BEGIN</text:span></text:p>
      <text:p text:style-name="P2348"><text:span text:style-name="T2349"><text:tab/></text:span><text:span text:style-name="T2350">SET</text:span><text:span text:style-name="T2351"><text:s/></text:span><text:span text:style-name="T2352">NOCOUNT</text:span><text:span text:style-name="T2353"><text:s/></text:span><text:span text:style-name="T2354">ON</text:span><text:span text:style-name="T2355">;</text:span></text:p>
      <text:p text:style-name="P2356"/>
      <text:p text:style-name="P2357"><text:span text:style-name="T2358"><text:tab/></text:span><text:span text:style-name="T2359">UPDATE</text:span><text:span text:style-name="T2360"><text:s/>PRODUCTS</text:span></text:p>
      <text:p text:style-name="P2361"><text:span text:style-name="T2362"><text:tab/></text:span><text:span text:style-name="T2363">SET</text:span><text:span text:style-name="T2364"><text:s/>QUANTITY<text:s/></text:span><text:span text:style-name="T2365">=</text:span><text:span text:style-name="T2366"><text:s/>QUANTITY<text:s/></text:span><text:span text:style-name="T2367">-</text:span><text:span text:style-name="T2368"><text:s/></text:span><text:span text:style-name="T2369">(</text:span><text:span text:style-name="T2370">SELECT</text:span><text:span text:style-name="T2371"><text:s/>QUANTITY<text:s/></text:span><text:span text:style-name="T2372">FROM</text:span><text:span text:style-name="T2373"><text:s/>INSERTED</text:span><text:span text:style-name="T2374">)</text:span></text:p>
      <text:p text:style-name="P2375"><text:span text:style-name="T2376"><text:tab/></text:span><text:span text:style-name="T2377">WHERE</text:span><text:span text:style-name="T2378"><text:s/>ID<text:s/></text:span><text:span text:style-name="T2379">=</text:span><text:span text:style-name="T2380"><text:s/></text:span><text:span text:style-name="T2381">(</text:span><text:span text:style-name="T2382">SELECT</text:span><text:span text:style-name="T2383"><text:s/>PRODUCTID<text:s/></text:span><text:span text:style-name="T2384">FROM</text:span><text:span text:style-name="T2385"><text:s/>INSERTED</text:span><text:span text:style-name="T2386">);</text:span></text:p>
      <text:p text:style-name="P2387"/>
      <text:p text:style-name="P2388"><text:span text:style-name="T2389"><text:tab/></text:span><text:span text:style-name="T2390">UPDATE</text:span><text:span text:style-name="T2391"><text:s/>CLIENTS</text:span></text:p>
      <text:p text:style-name="P2392"><text:span text:style-name="T2393"><text:tab/></text:span><text:span text:style-name="T2394">SET</text:span><text:span text:style-name="T2395"><text:s/>TOTALPURCHASEVALUE<text:s/></text:span><text:span text:style-name="T2396">=</text:span><text:span text:style-name="T2397"><text:s/>TOTALPURCHASEVALUE<text:s/></text:span><text:span text:style-name="T2398">+</text:span><text:span text:style-name="T2399"><text:s/></text:span><text:span text:style-name="T2400">(</text:span><text:span text:style-name="T2401">SELECT</text:span><text:span text:style-name="T2402"><text:s/>PRICE<text:s/></text:span><text:span text:style-name="T2403">FROM</text:span><text:span text:style-name="T2404"><text:s/>PRODUCTS<text:s/></text:span><text:span text:style-name="T2405">WHERE</text:span><text:span text:style-name="T2406"><text:s/>ID<text:s/></text:span><text:span text:style-name="T2407">=</text:span><text:span text:style-name="T2408"><text:s/></text:span><text:span text:style-name="T2409">(</text:span><text:span text:style-name="T2410">SELECT</text:span><text:span text:style-name="T2411"><text:s/>PRODUCTID<text:s/></text:span><text:span text:style-name="T2412">FROM</text:span><text:span text:style-name="T2413"><text:s/>INSERTED</text:span><text:span text:style-name="T2414">))</text:span><text:span text:style-name="T2415"><text:s/></text:span><text:span text:style-name="T2416">*</text:span><text:span text:style-name="T2417"><text:s/></text:span><text:span text:style-name="T2418">(</text:span><text:span text:style-name="T2419">SELECT</text:span><text:span text:style-name="T2420"><text:s/>QUANTITY<text:s/></text:span><text:span text:style-name="T2421">FROM</text:span><text:span text:style-name="T2422"><text:s/>INSERTED</text:span><text:span text:style-name="T2423">)</text:span></text:p>
      <text:p text:style-name="P2424"><text:span text:style-name="T2425"><text:tab/></text:span><text:span text:style-name="T2426">WHERE</text:span><text:span text:style-name="T2427"><text:s/>ID<text:s/></text:span><text:span text:style-name="T2428">=</text:span><text:span text:style-name="T2429"><text:s/></text:span><text:span text:style-name="T2430">(</text:span><text:span text:style-name="T2431">SELECT</text:span><text:span text:style-name="T2432"><text:s/>CLIENTID<text:s/></text:span><text:span text:style-name="T2433">FROM</text:span><text:span text:style-name="T2434"><text:s/>INSERTED</text:span><text:span text:style-name="T2435">)</text:span></text:p>
      <text:p text:style-name="P2436"/>
      <text:p text:style-name="P2437"><text:span text:style-name="T2438">END</text:span></text:p>
      <text:p text:style-name="P2439"><text:span text:style-name="T2440">GO</text:span></text:p>
      <text:p text:style-name="P2441"/>
      <text:p text:style-name="P2442"/>
      <text:p text:style-name="P2443"/>
      <text:p text:style-name="P2444"/>
      <text:p text:style-name="P2445"><text:span text:style-name="T2446">CREATE</text:span><text:span text:style-name="T2447"><text:s/></text:span><text:span text:style-name="T2448">TRIGGER</text:span><text:span text:style-name="T2449"><text:s text:c="2"/>SUBSCRIPTIONS_AFTER_INSERT</text:span></text:p>
      <text:p text:style-name="P2450"><text:span text:style-name="T2451">ON</text:span><text:span text:style-name="T2452"><text:s/>SUBSCRIPTIONS</text:span></text:p>
      <text:p text:style-name="P2453"><text:span text:style-name="T2454">AFTER</text:span><text:span text:style-name="T2455"><text:s/></text:span><text:span text:style-name="T2456">INSERT</text:span></text:p>
      <text:p text:style-name="P2457"><text:span text:style-name="T2458">AS</text:span></text:p>
      <text:p text:style-name="P2459"><text:span text:style-name="T2460">BEGIN</text:span></text:p>
      <text:p text:style-name="P2461"><text:span text:style-name="T2462"><text:tab/></text:span><text:span text:style-name="T2463">SET</text:span><text:span text:style-name="T2464"><text:s/></text:span><text:span text:style-name="T2465">NOCOUNT</text:span><text:span text:style-name="T2466"><text:s/></text:span><text:span text:style-name="T2467">ON</text:span><text:span text:style-name="T2468">;</text:span></text:p>
      <text:p text:style-name="P2469"/>
      <text:p text:style-name="P2470"><text:span text:style-name="T2471"><text:tab/></text:span><text:span text:style-name="T2472">UPDATE</text:span><text:span text:style-name="T2473"><text:s/>SUBSCRIPTIONS</text:span></text:p>
      <text:p text:style-name="P2474"><text:span text:style-name="T2475"><text:tab/></text:span><text:span text:style-name="T2476">SET</text:span><text:span text:style-name="T2477"><text:s/>EXPIRATIONDATE<text:s/></text:span><text:span text:style-name="T2478">=</text:span><text:span text:style-name="T2479"><text:s/></text:span><text:span text:style-name="T2480">(</text:span><text:span text:style-name="T2481">SELECT</text:span><text:span text:style-name="T2482"><text:s/></text:span><text:span text:style-name="T2483">DATEADD</text:span><text:span text:style-name="T2484">(</text:span><text:span text:style-name="T2485">DAY</text:span><text:span text:style-name="T2486">,</text:span><text:span text:style-name="T2487"><text:s/></text:span><text:span text:style-name="T2488">(</text:span><text:span text:style-name="T2489">SELECT</text:span><text:span text:style-name="T2490"><text:s/>DURATION<text:s/></text:span><text:span text:style-name="T2491">FROM</text:span><text:span text:style-name="T2492"><text:s/>SUBSCRIPTIONTYPES<text:s/></text:span><text:span text:style-name="T2493">WHERE</text:span><text:span text:style-name="T2494"><text:s/>id<text:s/></text:span><text:span text:style-name="T2495">=</text:span><text:span text:style-name="T2496"><text:s/></text:span><text:span text:style-name="T2497">(</text:span><text:span text:style-name="T2498">SELECT</text:span><text:span text:style-name="T2499"><text:s/>TYPEid<text:s/></text:span><text:span text:style-name="T2500">FROM</text:span><text:span text:style-name="T2501"><text:s/>INSERTED</text:span><text:span text:style-name="T2502">)),</text:span><text:span text:style-name="T2503"><text:s/></text:span><text:span text:style-name="T2504">GETDATE</text:span><text:span text:style-name="T2505">()))</text:span></text:p>
      <text:p text:style-name="P2506"><text:span text:style-name="T2507"><text:tab/></text:span><text:span text:style-name="T2508">WHERE</text:span><text:span text:style-name="T2509"><text:s/>ID<text:s/></text:span><text:span text:style-name="T2510">=</text:span><text:span text:style-name="T2511"><text:s/></text:span><text:span text:style-name="T2512">(</text:span><text:span text:style-name="T2513">SELECT</text:span><text:span text:style-name="T2514"><text:s/>ID<text:s/></text:span><text:span text:style-name="T2515">FROM</text:span><text:span text:style-name="T2516"><text:s/>INSERTED</text:span><text:span text:style-name="T2517">);</text:span></text:p>
      <text:p text:style-name="P2518"/>
      <text:p text:style-name="P2519"><text:span text:style-name="T2520"><text:tab/></text:span><text:span text:style-name="T2521">UPDATE</text:span><text:span text:style-name="T2522"><text:s/>CLIENTS</text:span></text:p>
      <text:p text:style-name="P2523"><text:span text:style-name="T2524"><text:tab/></text:span><text:span text:style-name="T2525">SET</text:span><text:span text:style-name="T2526"><text:s/>TOTALPURCHASEVALUE<text:s/></text:span><text:span text:style-name="T2527">=</text:span><text:span text:style-name="T2528"><text:s/>TOTALPURCHASEVALUE<text:s/></text:span><text:span text:style-name="T2529">+</text:span><text:span text:style-name="T2530"><text:s/></text:span><text:span text:style-name="T2531">(</text:span><text:span text:style-name="T2532">SELECT</text:span><text:span text:style-name="T2533"><text:s/>PRICE<text:s/></text:span><text:span text:style-name="T2534">FROM</text:span><text:span text:style-name="T2535"><text:s/>SUBSCRIPTIONTYPES<text:s/></text:span><text:span text:style-name="T2536">WHERE</text:span><text:span text:style-name="T2537"><text:s/>id</text:span><text:span text:style-name="T2538">=</text:span><text:span text:style-name="T2539"><text:s/></text:span><text:span text:style-name="T2540">(</text:span><text:span text:style-name="T2541">SELECT</text:span><text:span text:style-name="T2542"><text:s/>TYPEid<text:s/></text:span><text:span text:style-name="T2543">FROM</text:span><text:span text:style-name="T2544"><text:s/>INSERTED</text:span><text:span text:style-name="T2545">))</text:span></text:p>
      <text:p text:style-name="P2546"><text:span text:style-name="T2547"><text:tab/></text:span><text:span text:style-name="T2548">WHERE</text:span><text:span text:style-name="T2549"><text:s/>ID<text:s/></text:span><text:span text:style-name="T2550">=</text:span><text:span text:style-name="T2551"><text:s/></text:span><text:span text:style-name="T2552">(</text:span><text:span text:style-name="T2553">SELECT</text:span><text:span text:style-name="T2554"><text:s/>CLIENTID<text:s/></text:span><text:span text:style-name="T2555">FROM</text:span><text:span text:style-name="T2556"><text:s/>INSERTED</text:span><text:span text:style-name="T2557">)</text:span></text:p>
      <text:p text:style-name="P2558"/>
      <text:p text:style-name="P2559"><text:span text:style-name="T2560">END</text:span></text:p>
      <text:p text:style-name="P2561"><text:span text:style-name="T2562">GO</text:span></text:p>
      <text:p text:style-name="P2563">Индекси и изгледи:</text:p>
      <text:p text:style-name="P2564"><text:span text:style-name="T2565">use</text:span><text:span text:style-name="T2566"><text:s/>fitness</text:span></text:p>
      <text:p text:style-name="P2567"><text:span text:style-name="T2568">go</text:span></text:p>
      <text:p text:style-name="P2569"/>
      <text:p text:style-name="P2570"><text:span text:style-name="T2571">-------------------views-----------------------</text:span></text:p>
      <text:p text:style-name="P2572"/>
      <text:p text:style-name="P2573"><text:span text:style-name="T2574">create</text:span><text:span text:style-name="T2575"><text:s/></text:span><text:span text:style-name="T2576">view</text:span><text:span text:style-name="T2577"><text:s/>monthly_subscribed_clients</text:span></text:p>
      <text:p text:style-name="P2578"><text:span text:style-name="T2579">as</text:span></text:p>
      <text:p text:style-name="P2580"><text:span text:style-name="T2581">select</text:span><text:span text:style-name="T2582"><text:s/>subscriptions</text:span><text:span text:style-name="T2583">.</text:span><text:span text:style-name="T2584">clientid</text:span><text:span text:style-name="T2585">,</text:span><text:span text:style-name="T2586"><text:s/>clients</text:span><text:span text:style-name="T2587">.</text:span><text:span text:style-name="T2588">name</text:span><text:span text:style-name="T2589">,</text:span><text:span text:style-name="T2590"><text:s/>clients</text:span><text:span text:style-name="T2591">.</text:span><text:span text:style-name="T2592">phonenumber</text:span></text:p>
      <text:p text:style-name="P2593"><text:span text:style-name="T2594">from</text:span><text:span text:style-name="T2595"><text:s/>subscriptions</text:span><text:span text:style-name="T2596">,</text:span><text:span text:style-name="T2597"><text:s/>clients</text:span></text:p>
      <text:p text:style-name="P2598"><text:span text:style-name="T2599">where</text:span><text:span text:style-name="T2600"><text:s/>subscriptions</text:span><text:span text:style-name="T2601">.</text:span><text:span text:style-name="T2602">clientid</text:span><text:span text:style-name="T2603">=</text:span><text:span text:style-name="T2604">clients</text:span><text:span text:style-name="T2605">.</text:span><text:span text:style-name="T2606">id<text:s/></text:span><text:span text:style-name="T2607">and</text:span><text:span text:style-name="T2608"><text:s/>subscriptions</text:span><text:span text:style-name="T2609">.</text:span><text:span text:style-name="T2610">typeid<text:s/></text:span><text:span text:style-name="T2611">in</text:span><text:span text:style-name="T2612"><text:s/></text:span><text:span text:style-name="T2613">(</text:span><text:span text:style-name="T2614">select</text:span><text:span text:style-name="T2615"><text:s/>id<text:s/></text:span><text:span text:style-name="T2616">from</text:span><text:span text:style-name="T2617"><text:s/>subscriptiontypes<text:s/></text:span><text:span text:style-name="T2618">where</text:span><text:span text:style-name="T2619"><text:s/>duration</text:span><text:span text:style-name="T2620">=</text:span><text:span text:style-name="T2621">30</text:span><text:span text:style-name="T2622">);</text:span></text:p>
      <text:p text:style-name="P2623"/>
      <text:p text:style-name="P2624"><text:span text:style-name="T2625">create</text:span><text:span text:style-name="T2626"><text:s/></text:span><text:span text:style-name="T2627">view</text:span><text:span text:style-name="T2628"><text:s/>instructors_info</text:span></text:p>
      <text:p text:style-name="P2629"><text:span text:style-name="T2630">as</text:span></text:p>
      <text:p text:style-name="P2631"><text:span text:style-name="T2632">select</text:span><text:span text:style-name="T2633"><text:s/>employees</text:span><text:span text:style-name="T2634">.</text:span><text:span text:style-name="T2635">id</text:span><text:span text:style-name="T2636">,</text:span><text:span text:style-name="T2637"><text:s/>employees</text:span><text:span text:style-name="T2638">.</text:span><text:span text:style-name="T2639">name</text:span><text:span text:style-name="T2640">,</text:span><text:span text:style-name="T2641"><text:s/>employees</text:span><text:span text:style-name="T2642">.</text:span><text:span text:style-name="T2643">phonenumber</text:span><text:span text:style-name="T2644">,</text:span><text:span text:style-name="T2645"><text:s/>employees</text:span><text:span text:style-name="T2646">.</text:span><text:span text:style-name="T2647">workinghours</text:span></text:p>
      <text:p text:style-name="P2648"><text:span text:style-name="T2649">from</text:span><text:span text:style-name="T2650"><text:s/>employees</text:span><text:span text:style-name="T2651">,</text:span><text:span text:style-name="T2652">employeetypes</text:span></text:p>
      <text:p text:style-name="P2653"><text:span text:style-name="T2654">where</text:span><text:span text:style-name="T2655"><text:s/>employeetypeid</text:span><text:span text:style-name="T2656">=</text:span><text:span text:style-name="T2657">employeetypes</text:span><text:span text:style-name="T2658">.</text:span><text:span text:style-name="T2659">id<text:s/></text:span><text:span text:style-name="T2660">and</text:span><text:span text:style-name="T2661"><text:s/>employeetypes</text:span><text:span text:style-name="T2662">.</text:span><text:span text:style-name="T2663">name</text:span><text:span text:style-name="T2664"><text:s/></text:span><text:span text:style-name="T2665">=</text:span><text:span text:style-name="T2666"><text:s/></text:span><text:span text:style-name="T2667">'Instructor'</text:span><text:span text:style-name="T2668">;</text:span></text:p>
      <text:p text:style-name="P2669"/>
      <text:p text:style-name="P2670"/>
      <text:p text:style-name="P2671"><text:span text:style-name="T2672">create</text:span><text:span text:style-name="T2673"><text:s/></text:span><text:span text:style-name="T2674">view</text:span><text:span text:style-name="T2675"><text:s/>products_needing_restock</text:span></text:p>
      <text:p text:style-name="P2676"><text:span text:style-name="T2677">as</text:span></text:p>
      <text:soft-page-break/>
      <text:p text:style-name="P2678"><text:span text:style-name="T2679">select</text:span><text:span text:style-name="T2680"><text:s/>ID</text:span><text:span text:style-name="T2681">,</text:span><text:span text:style-name="T2682"><text:s/></text:span><text:span text:style-name="T2683">name</text:span><text:span text:style-name="T2684">,</text:span><text:span text:style-name="T2685"><text:s/>quantity<text:s/></text:span></text:p>
      <text:p text:style-name="P2686"><text:span text:style-name="T2687">from</text:span><text:span text:style-name="T2688"><text:s/>PRODUCTS</text:span></text:p>
      <text:p text:style-name="P2689"><text:span text:style-name="T2690">where</text:span><text:span text:style-name="T2691"><text:s/>QUANTITY</text:span><text:span text:style-name="T2692">&lt;</text:span><text:span text:style-name="T2693">10</text:span><text:span text:style-name="T2694">;</text:span></text:p>
      <text:p text:style-name="P2695"/>
      <text:p text:style-name="P2696"/>
      <text:p text:style-name="P2697"><text:span text:style-name="T2698">create</text:span><text:span text:style-name="T2699"><text:s/></text:span><text:span text:style-name="T2700">view</text:span><text:span text:style-name="T2701"><text:s/>expired_subscriptions</text:span></text:p>
      <text:p text:style-name="P2702"><text:span text:style-name="T2703">as</text:span></text:p>
      <text:p text:style-name="P2704"><text:span text:style-name="T2705">select</text:span><text:span text:style-name="T2706"><text:s/>clientid</text:span><text:span text:style-name="T2707">,</text:span><text:span text:style-name="T2708">TYPEid</text:span><text:span text:style-name="T2709">,</text:span><text:span text:style-name="T2710">expirationdate</text:span></text:p>
      <text:p text:style-name="P2711"><text:span text:style-name="T2712">from</text:span><text:span text:style-name="T2713"><text:s/>SUBSCRIPTIONS</text:span></text:p>
      <text:p text:style-name="P2714"><text:span text:style-name="T2715">where</text:span><text:span text:style-name="T2716"><text:s/>EXPIRATIONDATE</text:span><text:span text:style-name="T2717">&lt;</text:span><text:span text:style-name="T2718">GETDATE</text:span><text:span text:style-name="T2719">();</text:span></text:p>
      <text:p text:style-name="P2720"/>
      <text:p text:style-name="P2721"><text:span text:style-name="T2722">create</text:span><text:span text:style-name="T2723"><text:s/></text:span><text:span text:style-name="T2724">view</text:span><text:span text:style-name="T2725"><text:s/>loyal_clients</text:span></text:p>
      <text:p text:style-name="P2726"><text:span text:style-name="T2727">as</text:span></text:p>
      <text:p text:style-name="P2728"><text:span text:style-name="T2729">select</text:span><text:span text:style-name="T2730"><text:s/>id</text:span><text:span text:style-name="T2731">,</text:span><text:span text:style-name="T2732">name</text:span><text:span text:style-name="T2733">,</text:span><text:span text:style-name="T2734">phonenumber</text:span><text:span text:style-name="T2735">,</text:span><text:span text:style-name="T2736">discountonbar</text:span></text:p>
      <text:p text:style-name="P2737"><text:span text:style-name="T2738">from</text:span><text:span text:style-name="T2739"><text:s/>CLIENTS</text:span></text:p>
      <text:p text:style-name="P2740"><text:span text:style-name="T2741">where</text:span><text:span text:style-name="T2742"><text:s/>DISCOUNTONBAR</text:span><text:span text:style-name="T2743">&gt;</text:span><text:span text:style-name="T2744">0</text:span><text:span text:style-name="T2745">;</text:span></text:p>
      <text:p text:style-name="P2746"/>
      <text:p text:style-name="P2747"><text:span text:style-name="T2748">-------------------------indeces-------------------------</text:span></text:p>
      <text:p text:style-name="P2749"/>
      <text:p text:style-name="P2750"><text:span text:style-name="T2751">create</text:span><text:span text:style-name="T2752"><text:s/></text:span><text:span text:style-name="T2753">index</text:span><text:span text:style-name="T2754"><text:s/>idx_clients_info</text:span></text:p>
      <text:p text:style-name="P2755"><text:span text:style-name="T2756">on</text:span><text:span text:style-name="T2757"><text:s/>clients</text:span><text:span text:style-name="T2758">(</text:span><text:span text:style-name="T2759">id</text:span><text:span text:style-name="T2760">,</text:span><text:span text:style-name="T2761">phonenumber</text:span><text:span text:style-name="T2762">);</text:span></text:p>
      <text:p text:style-name="P2763"/>
      <text:p text:style-name="P2764"><text:span text:style-name="T2765">create</text:span><text:span text:style-name="T2766"><text:s/></text:span><text:span text:style-name="T2767">unique</text:span><text:span text:style-name="T2768"><text:s/></text:span><text:span text:style-name="T2769">index</text:span><text:span text:style-name="T2770"><text:s/>idx_subscription_types</text:span></text:p>
      <text:p text:style-name="P2771"><text:span text:style-name="T2772">on</text:span><text:span text:style-name="T2773"><text:s/>subscriptiontypes</text:span><text:span text:style-name="T2774">(</text:span><text:span text:style-name="T2775">name</text:span><text:span text:style-name="T2776">);</text:span></text:p>
      <text:p text:style-name="P2777"/>
      <text:p text:style-name="P2778"><text:span text:style-name="T2779">create</text:span><text:span text:style-name="T2780"><text:s/></text:span><text:span text:style-name="T2781">index</text:span><text:span text:style-name="T2782"><text:s/>idx_employees</text:span></text:p>
      <text:p text:style-name="P2783"><text:span text:style-name="T2784">on</text:span><text:span text:style-name="T2785"><text:s/>employees</text:span><text:span text:style-name="T2786">(</text:span><text:span text:style-name="T2787">id</text:span><text:span text:style-name="T2788">,</text:span><text:span text:style-name="T2789">employeetypeid</text:span><text:span text:style-name="T2790">);</text:span></text:p>
      <text:p text:style-name="P2791"/>
      <text:p text:style-name="P2792"><text:span text:style-name="T2793">create</text:span><text:span text:style-name="T2794"><text:s/></text:span><text:span text:style-name="T2795">index</text:span><text:span text:style-name="T2796"><text:s/>idx_employeetypes</text:span></text:p>
      <text:p text:style-name="P2797"><text:span text:style-name="T2798">on</text:span><text:span text:style-name="T2799"><text:s/>employeetypes</text:span><text:span text:style-name="T2800">(</text:span><text:span text:style-name="T2801">name</text:span><text:span text:style-name="T2802">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ki Doncheva</meta:initial-creator>
    <dc:creator>Kiki Doncheva</dc:creator>
    <meta:creation-date>2020-04-01T14:20:00Z</meta:creation-date>
    <dc:date>2020-05-10T09:53:00Z</dc:date>
    <meta:template xlink:href="Normal" xlink:type="simple"/>
    <meta:editing-cycles>6</meta:editing-cycles>
    <meta:editing-duration>PT16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25" meta:word-count="1907" meta:character-count="12756" meta:row-count="90" meta:non-whitespace-character-count="10874"/>
  </office:meta>
</office:document-meta>
</file>